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74cm"/>
    </style:style>
    <style:style style:name="co3" style:family="table-column">
      <style:table-column-properties fo:break-before="auto" style:column-width="5.521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3"/>
    <style:style style:name="ce3" style:family="table-cell" style:parent-style-name="Default" style:data-style-name="N109"/>
    <style:style style:name="ce4" style:family="table-cell" style:parent-style-name="Default">
      <style:table-cell-properties fo:background-color="#ffff99" fo:border="0.002cm solid #000000"/>
    </style:style>
    <style:style style:name="ce5" style:family="table-cell" style:parent-style-name="Default" style:data-style-name="N3">
      <style:table-cell-properties fo:background-color="#ffff99" fo:border="0.002cm solid #000000"/>
    </style:style>
    <style:style style:name="ce6" style:family="table-cell" style:parent-style-name="Default" style:data-style-name="N109">
      <style:table-cell-properties fo:background-color="#ffff99" fo:border="0.002cm solid #000000"/>
    </style:style>
    <style:style style:name="ce7" style:family="table-cell" style:parent-style-name="Default">
      <style:table-cell-properties fo:background-color="#ffff66" fo:border="0.002cm solid #000000"/>
    </style:style>
    <style:style style:name="ce8" style:family="table-cell" style:parent-style-name="Default" style:data-style-name="N3">
      <style:table-cell-properties fo:border="0.002cm solid #000000"/>
    </style:style>
    <style:style style:name="ce9" style:family="table-cell" style:parent-style-name="Default" style:data-style-name="N109">
      <style:table-cell-properties fo:background-color="#ccffcc" fo:border="0.002cm solid #000000"/>
    </style:style>
    <style:style style:name="ce10" style:family="table-cell" style:parent-style-name="Default" style:data-style-name="N109">
      <style:table-cell-properties fo:border="0.002cm solid #000000"/>
    </style:style>
    <style:style style:name="ce1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p.73'.F26"/>
    </style:style>
    <style:style style:name="ce1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p.73'.F26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p.73'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p.73'.F26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p.73'.F26"/>
    </style:style>
    <style:style style:name="ce1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p.73'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.353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p.73'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.353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p.73'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.353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p.73'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.353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p.73'.F26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p.73'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p.73'.F26"/>
    </style:style>
    <style:style style:name="ce2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font-size="13pt" style:font-size-asian="13pt" style:font-size-complex="13pt"/>
    </style:style>
    <style:style style:name="ce29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0" style:family="table-cell" style:parent-style-name="Default" style:data-style-name="N3">
      <style:table-cell-properties fo:border="0.002cm solid #000000"/>
      <style:text-properties fo:font-size="13pt" style:font-size-asian="13pt" style:font-size-complex="13pt"/>
    </style:style>
    <style:style style:name="ce31" style:family="table-cell" style:parent-style-name="Default" style:data-style-name="N3">
      <style:text-properties fo:font-size="13pt" style:font-size-asian="13pt" style:font-size-complex="13pt"/>
    </style:style>
    <style:style style:name="ce32" style:family="table-cell" style:parent-style-name="Default" style:data-style-name="N109">
      <style:table-cell-properties fo:background-color="#ffff66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66"/>
      <style:text-properties fo:font-size="13pt" style:font-size-asian="13pt" style:font-size-complex="13pt"/>
    </style:style>
    <style:style style:name="ce35" style:family="table-cell" style:parent-style-name="Default" style:data-style-name="N109">
      <style:table-cell-properties fo:background-color="#ffcc99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ackground-color="#ffcc99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cc99"/>
      <style:text-properties fo:font-size="13pt" style:font-size-asian="13pt" style:font-size-complex="13pt"/>
    </style:style>
    <style:style style:name="ce38" style:family="table-cell" style:parent-style-name="Default" style:data-style-name="N51">
      <style:text-properties fo:font-size="13pt" style:font-size-asian="13pt" style:font-size-complex="13pt"/>
    </style:style>
    <style:style style:name="ce39" style:family="table-cell" style:parent-style-name="Default" style:data-style-name="N109">
      <style:table-cell-properties fo:background-color="#33ff99" fo:border="0.002cm solid #000000"/>
    </style:style>
    <style:style style:name="ce40" style:family="table-cell" style:parent-style-name="Default" style:data-style-name="N3">
      <style:table-cell-properties fo:background-color="#33ff99" fo:border="0.002cm solid #000000"/>
    </style:style>
    <style:style style:name="ce41" style:family="table-cell" style:parent-style-name="Default" style:data-style-name="N109">
      <style:table-cell-properties fo:background-color="#ffccff" fo:border="0.002cm solid #000000"/>
    </style:style>
    <style:style style:name="ce42" style:family="table-cell" style:parent-style-name="Default" style:data-style-name="N3">
      <style:table-cell-properties fo:background-color="#ffccff" fo:border="0.002cm solid #000000"/>
    </style:style>
  </office:automatic-styles>
  <office:body>
    <office:spreadsheet>
      <table:table table:name="p.73" table:style-name="ta1" table:print="false">
        <table:table-column table:style-name="co1" table:number-columns-repeated="7" table:default-cell-style-name="ce1"/>
        <table:table-column table:style-name="co1" table:number-columns-repeated="4" table:default-cell-style-name="Default"/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>
            <text:p>前連結会計年度</text:p>
          </table:table-cell>
          <table:table-cell table:style-name="Default" office:value-type="string">
            <text:p>当連結会計年度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 table:number-columns-repeated="2"/>
          <table:table-cell table:style-name="Default" office:value-type="string">
            <text:p>(2018年３月31日)</text:p>
          </table:table-cell>
          <table:table-cell table:style-name="Default" office:value-type="string">
            <text:p>(2019年３月31日)</text:p>
          </table:table-cell>
          <table:table-cell table:style-name="Default" office:value-type="string">
            <text:p>(単位：百万円)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>
            <text:p>有価証券 ※1,※2,※8,※14 <text:s/>2,337,884 ※1,※2,※8,※14 <text:s/>2,476,944</text:p>
          </table:table-cell>
          <table:table-cell table:style-name="ce2" office:value-type="float" office:value="2337884">
            <text:p>2,337,884</text:p>
          </table:table-cell>
          <table:table-cell table:style-name="ce2" office:value-type="float" office:value="2476944">
            <text:p>2,476,944</text:p>
          </table:table-cell>
          <table:table-cell table:style-name="ce3" table:formula="of:=[.D4]/[.D5]" office:value-type="percentage" office:value="0.130729472699696">
            <text:p>13.07%</text:p>
          </table:table-cell>
          <table:table-cell table:style-name="Default" office:value-type="string">
            <text:p>p.70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>
            <text:p>資産の部合計 18,660,581 18,947,097</text:p>
          </table:table-cell>
          <table:table-cell table:style-name="ce2" office:value-type="float" office:value="18660581">
            <text:p>18,660,581</text:p>
          </table:table-cell>
          <table:table-cell table:style-name="ce2" office:value-type="float" office:value="18947097">
            <text:p>18,947,097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ce3" table:formula="of:=[.C4]/[.C5]" office:value-type="percentage" office:value="0.125284630741133">
            <text:p>12.53%</text:p>
          </table:table-cell>
          <table:table-cell table:style-name="ce3" table:formula="of:=[.D4]/[.D5]" office:value-type="percentage" office:value="0.130729472699696">
            <text:p>13.07%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>
            <text:p>https://ssl4.eir-parts.net/doc/7186/yuho_pdf/S100G177/00.pdf</text:p>
          </table:table-cell>
          <table:table-cell table:style-name="Default" office:value-type="string">
            <text:p>p.22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2">
          <table:table-cell table:style-name="Default" table:number-columns-repeated="5"/>
          <table:table-cell table:style-name="Default" office:value-type="string">
            <text:p>p.22</text:p>
          </table:table-cell>
          <table:table-cell table:style-name="Default" office:value-type="string">
            <text:p>(単位：百万円)</text:p>
          </table:table-cell>
          <table:table-cell table:number-columns-repeated="4"/>
        </table:table-row>
        <table:table-row table:style-name="ro2">
          <table:table-cell office:value-type="string">
            <text:p>種類</text:p>
          </table:table-cell>
          <table:table-cell office:value-type="string">
            <text:p>期別</text:p>
          </table:table-cell>
          <table:table-cell office:value-type="string">
            <text:p>国内</text:p>
          </table:table-cell>
          <table:table-cell office:value-type="string">
            <text:p>海外</text:p>
          </table:table-cell>
          <table:table-cell office:value-type="string">
            <text:p>相殺消去額(△)</text:p>
          </table:table-cell>
          <table:table-cell office:value-type="string">
            <text:p>合計</text:p>
          </table:table-cell>
          <table:table-cell table:number-columns-repeated="5"/>
        </table:table-row>
        <table:table-row table:style-name="ro3">
          <table:table-cell table:number-columns-repeated="4" office:value-type="string">
            <text:p>金額(百万円)</text:p>
          </table:table-cell>
          <table:table-cell table:number-columns-repeated="4"/>
          <table:table-cell table:formula="of:=[.A14]" office:value-type="string" office:string-value="当連結会計年度">
            <text:p>当連結会計年度</text:p>
          </table:table-cell>
          <table:table-cell office:value-type="string">
            <text:p>ratio</text:p>
          </table:table-cell>
          <table:table-cell office:value-type="string">
            <text:p>ratio</text:p>
            <text:p>(contra prev yr)</text:p>
          </table:table-cell>
        </table:table-row>
        <table:table-row table:style-name="ro1">
          <table:table-cell office:value-type="string">
            <text:p>国債</text:p>
          </table:table-cell>
          <table:table-cell table:number-columns-repeated="6"/>
          <table:table-cell table:style-name="ce4" table:formula="of:=[.A12]" office:value-type="string" office:string-value="国債">
            <text:p>国債</text:p>
          </table:table-cell>
          <table:table-cell table:style-name="ce5" table:formula="of:=[.G14]" office:value-type="float" office:value="465144">
            <text:p>465,144</text:p>
          </table:table-cell>
          <table:table-cell table:style-name="ce6" table:formula="of:=[.I12]/[.$I$17]" office:value-type="percentage" office:value="0.187789621234571">
            <text:p>18.78%</text:p>
          </table:table-cell>
          <table:table-cell table:style-name="ce3" table:formula="of:=[.I12]/[.I20]" office:value-type="percentage" office:value="0.980055203219485">
            <text:p>98.01%</text:p>
          </table:table-cell>
        </table:table-row>
        <table:table-row table:style-name="ro1">
          <table:table-cell office:value-type="string">
            <text:p>前連結会計年度</text:p>
          </table:table-cell>
          <table:table-cell office:value-type="float" office:value="474610">
            <text:p>474610</text:p>
          </table:table-cell>
          <table:table-cell table:number-columns-repeated="2" office:value-type="string">
            <text:p>―</text:p>
          </table:table-cell>
          <table:table-cell office:value-type="float" office:value="474610">
            <text:p>474610</text:p>
          </table:table-cell>
          <table:table-cell/>
          <table:table-cell office:value-type="float" office:value="474610">
            <text:p>474610</text:p>
          </table:table-cell>
          <table:table-cell table:style-name="ce4" table:formula="of:=[.A15]" office:value-type="string" office:string-value="地方債">
            <text:p>地方債</text:p>
          </table:table-cell>
          <table:table-cell table:style-name="ce5" table:formula="of:=[.G16]" office:value-type="float" office:value="259866">
            <text:p>259,866</text:p>
          </table:table-cell>
          <table:table-cell table:style-name="ce6" table:formula="of:=[.I13]/[.$I$17]" office:value-type="percentage" office:value="0.104914043203272">
            <text:p>10.49%</text:p>
          </table:table-cell>
          <table:table-cell table:style-name="ce3" table:formula="of:=[.I13]/[.I21]" office:value-type="percentage" office:value="0.909646525108689">
            <text:p>90.96%</text:p>
          </table:table-cell>
        </table:table-row>
        <table:table-row table:style-name="ro1">
          <table:table-cell office:value-type="string">
            <text:p>当連結会計年度</text:p>
          </table:table-cell>
          <table:table-cell office:value-type="float" office:value="465144">
            <text:p>465144</text:p>
          </table:table-cell>
          <table:table-cell table:number-columns-repeated="2" office:value-type="string">
            <text:p>―</text:p>
          </table:table-cell>
          <table:table-cell office:value-type="float" office:value="465144">
            <text:p>465144</text:p>
          </table:table-cell>
          <table:table-cell/>
          <table:table-cell office:value-type="float" office:value="465144">
            <text:p>465144</text:p>
          </table:table-cell>
          <table:table-cell table:style-name="ce4" table:formula="of:=[.A17]" office:value-type="string" office:string-value="社債">
            <text:p>社債</text:p>
          </table:table-cell>
          <table:table-cell table:style-name="ce5" table:formula="of:=[.G18]" office:value-type="float" office:value="594012">
            <text:p>594,012</text:p>
          </table:table-cell>
          <table:table-cell table:style-name="ce6" table:formula="of:=[.I14]/[.$I$17]" office:value-type="percentage" office:value="0.239816677176938">
            <text:p>23.98%</text:p>
          </table:table-cell>
          <table:table-cell table:style-name="ce3" table:formula="of:=[.I14]/[.I22]" office:value-type="percentage" office:value="0.910042437148591">
            <text:p>91.00%</text:p>
          </table:table-cell>
        </table:table-row>
        <table:table-row table:style-name="ro1">
          <table:table-cell office:value-type="string">
            <text:p>地方債</text:p>
          </table:table-cell>
          <table:table-cell office:value-type="string">
            <text:p>前連結会計年度</text:p>
          </table:table-cell>
          <table:table-cell office:value-type="float" office:value="285678">
            <text:p>285678</text:p>
          </table:table-cell>
          <table:table-cell table:number-columns-repeated="2" office:value-type="string">
            <text:p>―</text:p>
          </table:table-cell>
          <table:table-cell table:number-columns-repeated="2" office:value-type="float" office:value="285678">
            <text:p>285678</text:p>
          </table:table-cell>
          <table:table-cell table:style-name="ce4" table:formula="of:=[.A19]" office:value-type="string" office:string-value="株式">
            <text:p>株式</text:p>
          </table:table-cell>
          <table:table-cell table:style-name="ce5" table:formula="of:=[.G21]" office:value-type="float" office:value="213466">
            <text:p>213,466</text:p>
          </table:table-cell>
          <table:table-cell table:style-name="ce6" table:formula="of:=[.I15]/[.$I$17]" office:value-type="percentage" office:value="0.0861812670623696">
            <text:p>8.62%</text:p>
          </table:table-cell>
          <table:table-cell table:style-name="ce3" table:formula="of:=[.I15]/[.I23]" office:value-type="percentage" office:value="0.859855472935414">
            <text:p>85.99%</text:p>
          </table:table-cell>
        </table:table-row>
        <table:table-row table:style-name="ro1">
          <table:table-cell office:value-type="string">
            <text:p>当連結会計年度</text:p>
          </table:table-cell>
          <table:table-cell office:value-type="float" office:value="259866">
            <text:p>259866</text:p>
          </table:table-cell>
          <table:table-cell table:number-columns-repeated="2" office:value-type="string">
            <text:p>―</text:p>
          </table:table-cell>
          <table:table-cell office:value-type="float" office:value="259866">
            <text:p>259866</text:p>
          </table:table-cell>
          <table:table-cell/>
          <table:table-cell office:value-type="float" office:value="259866">
            <text:p>259866</text:p>
          </table:table-cell>
          <table:table-cell table:style-name="ce4" table:formula="of:=[.A22]" office:value-type="string" office:string-value="その他の証券">
            <text:p>その他の証券</text:p>
          </table:table-cell>
          <table:table-cell table:style-name="ce5" table:formula="of:=[.G23]" office:value-type="float" office:value="944454">
            <text:p>944,454</text:p>
          </table:table-cell>
          <table:table-cell table:style-name="ce6" table:formula="of:=[.I16]/[.$I$17]" office:value-type="percentage" office:value="0.381298391322849">
            <text:p>38.13%</text:p>
          </table:table-cell>
          <table:table-cell table:style-name="ce3" table:formula="of:=[.I16]/[.I24]" office:value-type="percentage" office:value="1.3958679115055">
            <text:p>139.59%</text:p>
          </table:table-cell>
        </table:table-row>
        <table:table-row table:style-name="ro1">
          <table:table-cell office:value-type="string">
            <text:p>社債</text:p>
          </table:table-cell>
          <table:table-cell office:value-type="string">
            <text:p>前連結会計年度</text:p>
          </table:table-cell>
          <table:table-cell office:value-type="float" office:value="652730">
            <text:p>652730</text:p>
          </table:table-cell>
          <table:table-cell table:number-columns-repeated="2" office:value-type="string">
            <text:p>―</text:p>
          </table:table-cell>
          <table:table-cell table:number-columns-repeated="2" office:value-type="float" office:value="652730">
            <text:p>652730</text:p>
          </table:table-cell>
          <table:table-cell table:style-name="ce4"/>
          <table:table-cell table:style-name="ce5" table:formula="of:=SUM([.I12:.I16])" office:value-type="float" office:value="2476942">
            <text:p>2,476,942</text:p>
          </table:table-cell>
          <table:table-cell table:style-name="ce6" table:formula="of:=[.I17]/[.$I$17]" office:value-type="percentage" office:value="1">
            <text:p>100.00%</text:p>
          </table:table-cell>
          <table:table-cell/>
        </table:table-row>
        <table:table-row table:style-name="ro1">
          <table:table-cell office:value-type="string">
            <text:p>当連結会計年度</text:p>
          </table:table-cell>
          <table:table-cell office:value-type="float" office:value="594012">
            <text:p>594012</text:p>
          </table:table-cell>
          <table:table-cell table:number-columns-repeated="2" office:value-type="string">
            <text:p>―</text:p>
          </table:table-cell>
          <table:table-cell office:value-type="float" office:value="594012">
            <text:p>594012</text:p>
          </table:table-cell>
          <table:table-cell/>
          <table:table-cell table:formula="of:=[.E18]" office:value-type="float" office:value="594012">
            <text:p>594012</text:p>
          </table:table-cell>
          <table:table-cell table:number-columns-repeated="4"/>
        </table:table-row>
        <table:table-row table:style-name="ro1">
          <table:table-cell office:value-type="string">
            <text:p>株式</text:p>
          </table:table-cell>
          <table:table-cell table:number-columns-repeated="7"/>
          <table:table-cell table:formula="of:=[.A13]" office:value-type="string" office:string-value="前連結会計年度">
            <text:p>前連結会計年度</text:p>
          </table:table-cell>
          <table:table-cell office:value-type="string">
            <text:p>ratio</text:p>
          </table:table-cell>
          <table:table-cell/>
        </table:table-row>
        <table:table-row table:style-name="ro1">
          <table:table-cell office:value-type="string">
            <text:p>前連結会計年度</text:p>
          </table:table-cell>
          <table:table-cell office:value-type="float" office:value="248258">
            <text:p>248258</text:p>
          </table:table-cell>
          <table:table-cell table:number-columns-repeated="2" office:value-type="string">
            <text:p>―</text:p>
          </table:table-cell>
          <table:table-cell office:value-type="float" office:value="248258">
            <text:p>248258</text:p>
          </table:table-cell>
          <table:table-cell/>
          <table:table-cell table:formula="of:=[.E20]" office:value-type="float" office:value="248258">
            <text:p>248258</text:p>
          </table:table-cell>
          <table:table-cell table:style-name="ce4" office:value-type="string">
            <text:p>国債</text:p>
          </table:table-cell>
          <table:table-cell table:style-name="ce5" table:formula="of:=[.G13]" office:value-type="float" office:value="474610">
            <text:p>474,610</text:p>
          </table:table-cell>
          <table:table-cell table:style-name="ce6" table:formula="of:=[.I20]/[.$I$17]" office:value-type="percentage" office:value="0.191611269056764">
            <text:p>19.16%</text:p>
          </table:table-cell>
          <table:table-cell/>
        </table:table-row>
        <table:table-row table:style-name="ro1">
          <table:table-cell office:value-type="string">
            <text:p>当連結会計年度</text:p>
          </table:table-cell>
          <table:table-cell office:value-type="float" office:value="213466">
            <text:p>213466</text:p>
          </table:table-cell>
          <table:table-cell table:number-columns-repeated="2" office:value-type="string">
            <text:p>―</text:p>
          </table:table-cell>
          <table:table-cell office:value-type="float" office:value="213466">
            <text:p>213466</text:p>
          </table:table-cell>
          <table:table-cell/>
          <table:table-cell table:formula="of:=[.E21]" office:value-type="float" office:value="213466">
            <text:p>213466</text:p>
          </table:table-cell>
          <table:table-cell table:style-name="ce4" office:value-type="string">
            <text:p>地方債</text:p>
          </table:table-cell>
          <table:table-cell table:style-name="ce5" table:formula="of:=[.G15]" office:value-type="float" office:value="285678">
            <text:p>285,678</text:p>
          </table:table-cell>
          <table:table-cell table:style-name="ce6" table:formula="of:=[.I21]/[.$I$17]" office:value-type="percentage" office:value="0.115334957378897">
            <text:p>11.53%</text:p>
          </table:table-cell>
          <table:table-cell/>
        </table:table-row>
        <table:table-row table:style-name="ro1">
          <table:table-cell office:value-type="string">
            <text:p>その他の証券</text:p>
          </table:table-cell>
          <table:table-cell office:value-type="string">
            <text:p>前連結会計年度</text:p>
          </table:table-cell>
          <table:table-cell office:value-type="float" office:value="676607">
            <text:p>676607</text:p>
          </table:table-cell>
          <table:table-cell table:number-columns-repeated="2" office:value-type="string">
            <text:p>―</text:p>
          </table:table-cell>
          <table:table-cell office:value-type="float" office:value="676607">
            <text:p>676607</text:p>
          </table:table-cell>
          <table:table-cell table:formula="of:=[.F22]" office:value-type="float" office:value="676607">
            <text:p>676607</text:p>
          </table:table-cell>
          <table:table-cell table:style-name="ce4" office:value-type="string">
            <text:p>社債</text:p>
          </table:table-cell>
          <table:table-cell table:style-name="ce5" table:formula="of:=[.G17]" office:value-type="float" office:value="652730">
            <text:p>652,730</text:p>
          </table:table-cell>
          <table:table-cell table:style-name="ce6" table:formula="of:=[.I22]/[.$I$17]" office:value-type="percentage" office:value="0.263522520914902">
            <text:p>26.35%</text:p>
          </table:table-cell>
          <table:table-cell/>
        </table:table-row>
        <table:table-row table:style-name="ro1">
          <table:table-cell office:value-type="string">
            <text:p>当連結会計年度</text:p>
          </table:table-cell>
          <table:table-cell office:value-type="float" office:value="944454">
            <text:p>944454</text:p>
          </table:table-cell>
          <table:table-cell table:number-columns-repeated="2" office:value-type="string">
            <text:p>―</text:p>
          </table:table-cell>
          <table:table-cell office:value-type="float" office:value="944454">
            <text:p>944454</text:p>
          </table:table-cell>
          <table:table-cell/>
          <table:table-cell table:formula="of:=[.E23]" office:value-type="float" office:value="944454">
            <text:p>944454</text:p>
          </table:table-cell>
          <table:table-cell table:style-name="ce4" office:value-type="string">
            <text:p>株式</text:p>
          </table:table-cell>
          <table:table-cell table:style-name="ce5" table:formula="of:=[.G20]" office:value-type="float" office:value="248258">
            <text:p>248,258</text:p>
          </table:table-cell>
          <table:table-cell table:style-name="ce6" table:formula="of:=[.I23]/[.$I$17]" office:value-type="percentage" office:value="0.100227619379057">
            <text:p>10.02%</text:p>
          </table:table-cell>
          <table:table-cell/>
        </table:table-row>
        <table:table-row table:style-name="ro1">
          <table:table-cell office:value-type="string">
            <text:p>合計</text:p>
          </table:table-cell>
          <table:table-cell office:value-type="string">
            <text:p>前連結会計年度</text:p>
          </table:table-cell>
          <table:table-cell office:value-type="float" office:value="2337884">
            <text:p>2337884</text:p>
          </table:table-cell>
          <table:table-cell table:number-columns-repeated="2" office:value-type="string">
            <text:p>―</text:p>
          </table:table-cell>
          <table:table-cell office:value-type="float" office:value="2337884">
            <text:p>2337884</text:p>
          </table:table-cell>
          <table:table-cell/>
          <table:table-cell table:style-name="ce4" office:value-type="string">
            <text:p>その他の証券</text:p>
          </table:table-cell>
          <table:table-cell table:style-name="ce5" table:formula="of:=[.G22]" office:value-type="float" office:value="676607">
            <text:p>676,607</text:p>
          </table:table-cell>
          <table:table-cell table:style-name="ce6" table:formula="of:=[.I24]/[.$I$17]" office:value-type="percentage" office:value="0.273162229878616">
            <text:p>27.32%</text:p>
          </table:table-cell>
          <table:table-cell/>
        </table:table-row>
        <table:table-row table:style-name="ro1">
          <table:table-cell office:value-type="string">
            <text:p>当連結会計年度</text:p>
          </table:table-cell>
          <table:table-cell office:value-type="float" office:value="2476944">
            <text:p>2476944</text:p>
          </table:table-cell>
          <table:table-cell table:number-columns-repeated="2" office:value-type="string">
            <text:p>―</text:p>
          </table:table-cell>
          <table:table-cell office:value-type="float" office:value="2476944">
            <text:p>2476944</text:p>
          </table:table-cell>
          <table:table-cell table:number-columns-repeated="2"/>
          <table:table-cell table:style-name="ce4"/>
          <table:table-cell table:style-name="ce5" table:formula="of:=SUM([.I20:.I24])" office:value-type="float" office:value="2337883">
            <text:p>2,337,883</text:p>
          </table:table-cell>
          <table:table-cell table:style-name="ce6" table:formula="of:=[.I25]/[.$I$17]" office:value-type="percentage" office:value="0.943858596608237">
            <text:p>94.39%</text:p>
          </table:table-cell>
          <table:table-cell/>
        </table:table-row>
      </table:table>
      <table:table table:name="p.75-" table:style-name="ta1" table:print="false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1" table:number-columns-repeated="2" table:default-cell-style-name="Default"/>
        <table:table-row table:style-name="ro2">
          <table:table-cell table:style-name="Default" table:number-columns-repeated="5"/>
          <table:table-cell office:value-type="string">
            <text:p>https://www.mufg.jp/dam/ir/report/security_report/pdf/yu_bk19.pdf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/>
          <table:table-cell table:style-name="Default" office:value-type="string">
            <text:p>有価証券残高(末残)</text:p>
          </table:table-cell>
          <table:table-cell table:style-name="Default" table:number-columns-repeated="2"/>
          <table:table-cell table:style-name="Default" office:value-type="string">
            <text:p>(百万円)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種類</text:p>
          </table:table-cell>
          <table:table-cell office:value-type="string">
            <text:p>期別</text:p>
          </table:table-cell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国内</text:p>
          </table:table-cell>
          <table:table-cell office:value-type="string">
            <text:p>海外</text:p>
          </table:table-cell>
          <table:table-cell office:value-type="string">
            <text:p>相殺消去額</text:p>
          </table:table-cell>
          <table:table-cell office:value-type="string">
            <text:p>合計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number-columns-repeated="4" office:value-type="string">
            <text:p>金額(百万円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国債</text:p>
          </table:table-cell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3">
          <table:table-cell office:value-type="string">
            <text:p>前連結会計年度</text:p>
          </table:table-cell>
          <table:table-cell office:value-type="float" office:value="19619773">
            <text:p>19619773</text:p>
          </table:table-cell>
          <table:table-cell office:value-type="float" office:value="752035">
            <text:p>752035</text:p>
          </table:table-cell>
          <table:table-cell office:value-type="string">
            <text:p>―</text:p>
          </table:table-cell>
          <table:table-cell office:value-type="float" office:value="20371808">
            <text:p>20371808</text:p>
          </table:table-cell>
          <table:table-cell/>
          <table:table-cell table:style-name="Default"/>
          <table:table-cell table:style-name="Default" office:value-type="string">
            <text:p>当連結会計年度</text:p>
          </table:table-cell>
          <table:table-cell table:style-name="Default" office:value-type="string">
            <text:p>ratio (this fy)</text:p>
          </table:table-cell>
          <table:table-cell office:value-type="string">
            <text:p>ratio</text:p>
            <text:p>(contra prev yr)</text:p>
          </table:table-cell>
          <table:table-cell/>
        </table:table-row>
        <table:table-row table:style-name="ro1">
          <table:table-cell office:value-type="string">
            <text:p>当連結会計年度</text:p>
          </table:table-cell>
          <table:table-cell office:value-type="float" office:value="19459579">
            <text:p>19459579</text:p>
          </table:table-cell>
          <table:table-cell office:value-type="float" office:value="736401">
            <text:p>736401</text:p>
          </table:table-cell>
          <table:table-cell office:value-type="string">
            <text:p>―</text:p>
          </table:table-cell>
          <table:table-cell office:value-type="float" office:value="20195980">
            <text:p>20195980</text:p>
          </table:table-cell>
          <table:table-cell/>
          <table:table-cell office:value-type="string">
            <text:p>国債</text:p>
          </table:table-cell>
          <table:table-cell table:formula="of:=[.E8]" office:value-type="float" office:value="20195980">
            <text:p>20,195,980</text:p>
          </table:table-cell>
          <table:table-cell table:formula="of:=[.H8]/[.$H$13]" office:value-type="percentage" office:value="0.40239164648779">
            <text:p>40.24%</text:p>
          </table:table-cell>
          <table:table-cell table:style-name="ce3" table:formula="of:=[.H8]/[.H16]" office:value-type="percentage" office:value="0.991369052761542">
            <text:p>99.14%</text:p>
          </table:table-cell>
          <table:table-cell table:style-name="ce3" table:formula="of:=[.H8]/[.H16]-1" office:value-type="percentage" office:value="-0.00863094723845814">
            <text:p>-0.86%</text:p>
          </table:table-cell>
        </table:table-row>
        <table:table-row table:style-name="ro1">
          <table:table-cell office:value-type="string">
            <text:p>地方債</text:p>
          </table:table-cell>
          <table:table-cell table:number-columns-repeated="5"/>
          <table:table-cell office:value-type="string">
            <text:p>地方債</text:p>
          </table:table-cell>
          <table:table-cell table:formula="of:=[.E11]" office:value-type="float" office:value="2201147">
            <text:p>2,201,147</text:p>
          </table:table-cell>
          <table:table-cell table:formula="of:=[.H9]/[.$H$13]" office:value-type="percentage" office:value="0.0438564093196596">
            <text:p>4.39%</text:p>
          </table:table-cell>
          <table:table-cell table:style-name="ce3" table:formula="of:=[.H9]/[.H17]" office:value-type="percentage" office:value="1.43271847497597">
            <text:p>143.27%</text:p>
          </table:table-cell>
          <table:table-cell table:style-name="ce3" table:formula="of:=[.H9]/[.H17]-1" office:value-type="percentage" office:value="0.432718474975966">
            <text:p>43.27%</text:p>
          </table:table-cell>
        </table:table-row>
        <table:table-row table:style-name="ro1">
          <table:table-cell office:value-type="string">
            <text:p>前連結会計年度</text:p>
          </table:table-cell>
          <table:table-cell office:value-type="float" office:value="1536343">
            <text:p>1536343</text:p>
          </table:table-cell>
          <table:table-cell table:number-columns-repeated="2" office:value-type="string">
            <text:p>―</text:p>
          </table:table-cell>
          <table:table-cell office:value-type="float" office:value="1536343">
            <text:p>1536343</text:p>
          </table:table-cell>
          <table:table-cell/>
          <table:table-cell office:value-type="string">
            <text:p>社債</text:p>
          </table:table-cell>
          <table:table-cell table:formula="of:=[.E14]" office:value-type="float" office:value="3318773">
            <text:p>3,318,773</text:p>
          </table:table-cell>
          <table:table-cell table:formula="of:=[.H10]/[.$H$13]" office:value-type="percentage" office:value="0.0661243738501039">
            <text:p>6.61%</text:p>
          </table:table-cell>
          <table:table-cell table:style-name="ce3" table:formula="of:=[.H10]/[.H18]" office:value-type="percentage" office:value="1.1831755123315">
            <text:p>118.32%</text:p>
          </table:table-cell>
          <table:table-cell table:style-name="ce3" table:formula="of:=[.H10]/[.H18]-1" office:value-type="percentage" office:value="0.1831755123315">
            <text:p>18.32%</text:p>
          </table:table-cell>
        </table:table-row>
        <table:table-row table:style-name="ro1">
          <table:table-cell office:value-type="string">
            <text:p>当連結会計年度</text:p>
          </table:table-cell>
          <table:table-cell office:value-type="float" office:value="2201147">
            <text:p>2201147</text:p>
          </table:table-cell>
          <table:table-cell table:number-columns-repeated="2" office:value-type="string">
            <text:p>―</text:p>
          </table:table-cell>
          <table:table-cell office:value-type="float" office:value="2201147">
            <text:p>2201147</text:p>
          </table:table-cell>
          <table:table-cell/>
          <table:table-cell office:value-type="string">
            <text:p>株式</text:p>
          </table:table-cell>
          <table:table-cell table:formula="of:=[.E17]" office:value-type="float" office:value="4300141">
            <text:p>4,300,141</text:p>
          </table:table-cell>
          <table:table-cell table:formula="of:=[.H11]/[.$H$13]" office:value-type="percentage" office:value="0.0856774871593084">
            <text:p>8.57%</text:p>
          </table:table-cell>
          <table:table-cell table:style-name="ce3" table:formula="of:=[.H11]/[.H19]" office:value-type="percentage" office:value="0.895864014801688">
            <text:p>89.59%</text:p>
          </table:table-cell>
          <table:table-cell table:style-name="ce3" table:formula="of:=[.H11]/[.H19]-1" office:value-type="percentage" office:value="-0.104135985198312">
            <text:p>-10.41%</text:p>
          </table:table-cell>
        </table:table-row>
        <table:table-row table:style-name="ro1">
          <table:table-cell office:value-type="string">
            <text:p>社債</text:p>
          </table:table-cell>
          <table:table-cell table:number-columns-repeated="5"/>
          <table:table-cell office:value-type="string">
            <text:p>その他の証券</text:p>
          </table:table-cell>
          <table:table-cell table:formula="of:=[.E20]" office:value-type="float" office:value="20173818">
            <text:p>20,173,818</text:p>
          </table:table-cell>
          <table:table-cell table:formula="of:=[.H12]/[.$H$13]" office:value-type="percentage" office:value="0.401950083183139">
            <text:p>40.20%</text:p>
          </table:table-cell>
          <table:table-cell table:style-name="ce3" table:formula="of:=[.H12]/[.H20]" office:value-type="percentage" office:value="1.32945511684371">
            <text:p>132.95%</text:p>
          </table:table-cell>
          <table:table-cell table:style-name="ce3" table:formula="of:=[.H12]/[.H20]-1" office:value-type="percentage" office:value="0.32945511684371">
            <text:p>32.95%</text:p>
          </table:table-cell>
        </table:table-row>
        <table:table-row table:style-name="ro1">
          <table:table-cell office:value-type="string">
            <text:p>前連結会計年度</text:p>
          </table:table-cell>
          <table:table-cell office:value-type="float" office:value="2804971">
            <text:p>2804971</text:p>
          </table:table-cell>
          <table:table-cell table:number-columns-repeated="2" office:value-type="string">
            <text:p>―</text:p>
          </table:table-cell>
          <table:table-cell office:value-type="float" office:value="2804971">
            <text:p>2804971</text:p>
          </table:table-cell>
          <table:table-cell table:number-columns-repeated="2"/>
          <table:table-cell table:formula="of:=SUM([.H8:.H12])" office:value-type="float" office:value="50189859">
            <text:p>50,189,859</text:p>
          </table:table-cell>
          <table:table-cell table:formula="of:=[.H13]/[.$H$13]" office:value-type="percentage" office:value="1">
            <text:p>100.00%</text:p>
          </table:table-cell>
          <table:table-cell table:style-name="ce3" table:formula="of:=[.H13]/[.H21]" office:value-type="percentage" office:value="1.12312679647086">
            <text:p>112.31%</text:p>
          </table:table-cell>
          <table:table-cell/>
        </table:table-row>
        <table:table-row table:style-name="ro1">
          <table:table-cell office:value-type="string">
            <text:p>当連結会計年度</text:p>
          </table:table-cell>
          <table:table-cell office:value-type="float" office:value="3318773">
            <text:p>3318773</text:p>
          </table:table-cell>
          <table:table-cell table:number-columns-repeated="2" office:value-type="string">
            <text:p>―</text:p>
          </table:table-cell>
          <table:table-cell office:value-type="float" office:value="3318773">
            <text:p>331877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株式</text:p>
          </table:table-cell>
          <table:table-cell table:number-columns-repeated="5"/>
          <table:table-cell table:style-name="Default"/>
          <table:table-cell table:style-name="Default" office:value-type="string">
            <text:p>前連結会計年度</text:p>
          </table:table-cell>
          <table:table-cell table:style-name="Default" office:value-type="string">
            <text:p>ratio</text:p>
          </table:table-cell>
          <table:table-cell table:number-columns-repeated="2"/>
        </table:table-row>
        <table:table-row table:style-name="ro1">
          <table:table-cell office:value-type="string">
            <text:p>前連結会計年度</text:p>
          </table:table-cell>
          <table:table-cell office:value-type="float" office:value="4884919">
            <text:p>4884919</text:p>
          </table:table-cell>
          <table:table-cell office:value-type="string">
            <text:p>―</text:p>
          </table:table-cell>
          <table:table-cell office:value-type="string">
            <text:p>△84,926</text:p>
          </table:table-cell>
          <table:table-cell office:value-type="float" office:value="4799993">
            <text:p>4799993</text:p>
          </table:table-cell>
          <table:table-cell/>
          <table:table-cell office:value-type="string">
            <text:p>国債</text:p>
          </table:table-cell>
          <table:table-cell table:formula="of:=[.E7]" office:value-type="float" office:value="20371808">
            <text:p>20,371,808</text:p>
          </table:table-cell>
          <table:table-cell table:formula="of:=[.H16]/[.$H$21]" office:value-type="percentage" office:value="0.455871443220422">
            <text:p>45.59%</text:p>
          </table:table-cell>
          <table:table-cell table:number-columns-repeated="2"/>
        </table:table-row>
        <table:table-row table:style-name="ro1">
          <table:table-cell office:value-type="string">
            <text:p>当連結会計年度</text:p>
          </table:table-cell>
          <table:table-cell office:value-type="float" office:value="4345246">
            <text:p>4345246</text:p>
          </table:table-cell>
          <table:table-cell office:value-type="string">
            <text:p>―</text:p>
          </table:table-cell>
          <table:table-cell office:value-type="string">
            <text:p>△45,104</text:p>
          </table:table-cell>
          <table:table-cell office:value-type="float" office:value="4300141">
            <text:p>4300141</text:p>
          </table:table-cell>
          <table:table-cell/>
          <table:table-cell office:value-type="string">
            <text:p>地方債</text:p>
          </table:table-cell>
          <table:table-cell table:formula="of:=[.E10]" office:value-type="float" office:value="1536343">
            <text:p>1,536,343</text:p>
          </table:table-cell>
          <table:table-cell table:formula="of:=[.H17]/[.$H$21]" office:value-type="percentage" office:value="0.0343796142537566">
            <text:p>3.44%</text:p>
          </table:table-cell>
          <table:table-cell table:number-columns-repeated="2"/>
        </table:table-row>
        <table:table-row table:style-name="ro1">
          <table:table-cell office:value-type="string">
            <text:p>その他の証券</text:p>
          </table:table-cell>
          <table:table-cell table:number-columns-repeated="5"/>
          <table:table-cell office:value-type="string">
            <text:p>社債</text:p>
          </table:table-cell>
          <table:table-cell table:formula="of:=[.E13]" office:value-type="float" office:value="2804971">
            <text:p>2,804,971</text:p>
          </table:table-cell>
          <table:table-cell table:formula="of:=[.H18]/[.$H$21]" office:value-type="percentage" office:value="0.0627684188836567">
            <text:p>6.28%</text:p>
          </table:table-cell>
          <table:table-cell table:number-columns-repeated="2"/>
        </table:table-row>
        <table:table-row table:style-name="ro1">
          <table:table-cell office:value-type="string">
            <text:p>前連結会計年度</text:p>
          </table:table-cell>
          <table:table-cell office:value-type="float" office:value="11852169">
            <text:p>11852169</text:p>
          </table:table-cell>
          <table:table-cell office:value-type="float" office:value="6450759">
            <text:p>6450759</text:p>
          </table:table-cell>
          <table:table-cell office:value-type="string">
            <text:p>△3,128,427</text:p>
          </table:table-cell>
          <table:table-cell office:value-type="float" office:value="15174501">
            <text:p>15174501</text:p>
          </table:table-cell>
          <table:table-cell/>
          <table:table-cell office:value-type="string">
            <text:p>株式</text:p>
          </table:table-cell>
          <table:table-cell table:formula="of:=[.E16]" office:value-type="float" office:value="4799993">
            <text:p>4,799,993</text:p>
          </table:table-cell>
          <table:table-cell table:formula="of:=[.H19]/[.$H$21]" office:value-type="percentage" office:value="0.107412151948316">
            <text:p>10.74%</text:p>
          </table:table-cell>
          <table:table-cell table:number-columns-repeated="2"/>
        </table:table-row>
        <table:table-row table:style-name="ro1">
          <table:table-cell office:value-type="string">
            <text:p>当連結会計年度</text:p>
          </table:table-cell>
          <table:table-cell office:value-type="float" office:value="16807181">
            <text:p>16807181</text:p>
          </table:table-cell>
          <table:table-cell office:value-type="float" office:value="6807196">
            <text:p>6807196</text:p>
          </table:table-cell>
          <table:table-cell office:value-type="string">
            <text:p>△3,440,559</text:p>
          </table:table-cell>
          <table:table-cell office:value-type="float" office:value="20173818">
            <text:p>20173818</text:p>
          </table:table-cell>
          <table:table-cell/>
          <table:table-cell office:value-type="string">
            <text:p>その他の証券</text:p>
          </table:table-cell>
          <table:table-cell table:formula="of:=[.E19]" office:value-type="float" office:value="15174501">
            <text:p>15,174,501</text:p>
          </table:table-cell>
          <table:table-cell table:formula="of:=[.H20]/[.$H$21]" office:value-type="percentage" office:value="0.339568371693849">
            <text:p>33.96%</text:p>
          </table:table-cell>
          <table:table-cell table:number-columns-repeated="2"/>
        </table:table-row>
        <table:table-row table:style-name="ro1">
          <table:table-cell office:value-type="string">
            <text:p>合計</text:p>
          </table:table-cell>
          <table:table-cell table:number-columns-repeated="6"/>
          <table:table-cell table:formula="of:=SUM([.H16:.H20])" office:value-type="float" office:value="44687616">
            <text:p>44,687,616</text:p>
          </table:table-cell>
          <table:table-cell table:formula="of:=[.H21]/[.$H$21]" office:value-type="percentage" office:value="1">
            <text:p>100.00%</text:p>
          </table:table-cell>
          <table:table-cell table:number-columns-repeated="2"/>
        </table:table-row>
        <table:table-row table:style-name="ro1">
          <table:table-cell office:value-type="string">
            <text:p>前連結会計年度</text:p>
          </table:table-cell>
          <table:table-cell office:value-type="float" office:value="40698177">
            <text:p>40698177</text:p>
          </table:table-cell>
          <table:table-cell office:value-type="float" office:value="7202795">
            <text:p>7202795</text:p>
          </table:table-cell>
          <table:table-cell office:value-type="string">
            <text:p>△3,213,354</text:p>
          </table:table-cell>
          <table:table-cell office:value-type="float" office:value="44687618">
            <text:p>44687618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当連結会計年度</text:p>
          </table:table-cell>
          <table:table-cell office:value-type="float" office:value="46131928">
            <text:p>46131928</text:p>
          </table:table-cell>
          <table:table-cell office:value-type="float" office:value="7543597">
            <text:p>7543597</text:p>
          </table:table-cell>
          <table:table-cell office:value-type="string">
            <text:p>△3,485,664</text:p>
          </table:table-cell>
          <table:table-cell office:value-type="float" office:value="50189861">
            <text:p>50189861</text:p>
          </table:table-cell>
          <table:table-cell/>
          <table:table-cell table:style-name="Default" table:number-columns-repeated="3"/>
          <table:table-cell table:number-columns-repeated="2"/>
        </table:table-row>
      </table:table>
      <table:table table:name="3" table:style-name="ta1" table:print="false">
        <table:table-column table:style-name="co1" table:number-columns-repeated="14" table:default-cell-style-name="Default"/>
        <table:table-row table:style-name="ro1">
          <table:table-cell/>
          <table:table-cell office:value-type="string">
            <text:p>https://www.smfg.co.jp/investor/financial/yuho/h3103bchanki_pdf/h3103_00.pdf</text:p>
          </table:table-cell>
          <table:table-cell office:value-type="string">
            <text:p>p.30</text:p>
          </table:table-cell>
          <table:table-cell table:number-columns-repeated="11"/>
        </table:table-row>
        <table:table-row table:style-name="ro1" table:number-rows-repeated="9">
          <table:table-cell table:number-columns-repeated="14"/>
        </table:table-row>
        <table:table-row table:style-name="ro2">
          <table:table-cell/>
          <table:table-cell office:value-type="string">
            <text:p>三井住友銀行</text:p>
          </table:table-cell>
          <table:table-cell table:number-columns-repeated="4"/>
          <table:table-cell office:value-type="string">
            <text:p>(単位：億円)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7" office:value-type="string">
            <text:p>前連結会計年度末</text:p>
          </table:table-cell>
          <table:table-cell table:style-name="ce7"/>
          <table:table-cell table:style-name="ce7" office:value-type="string">
            <text:p>当連結会計年度末</text:p>
          </table:table-cell>
          <table:table-cell table:style-name="ce7"/>
          <table:table-cell table:style-name="ce7" office:value-type="string">
            <text:p>前連結会計年度末比</text:p>
          </table:table-cell>
          <table:table-cell table:number-columns-repeated="3"/>
          <table:table-cell office:value-type="string">
            <text:p>前連結会計年度末</text:p>
          </table:table-cell>
          <table:table-cell office:value-type="string">
            <text:p>当連結会計年度末</text:p>
          </table:table-cell>
          <table:table-cell office:value-type="string">
            <text:p>前連結会計年度末比</text:p>
          </table:table-cell>
          <table:table-cell/>
        </table:table-row>
        <table:table-row table:style-name="ro1">
          <table:table-cell/>
          <table:table-cell table:style-name="ce1" office:value-type="string">
            <text:p>有価証券</text:p>
          </table:table-cell>
          <table:table-cell table:style-name="ce8" office:value-type="float" office:value="252173">
            <text:p>252,173</text:p>
          </table:table-cell>
          <table:table-cell table:style-name="ce1"/>
          <table:table-cell table:style-name="ce8" office:value-type="float" office:value="234696">
            <text:p>234,696</text:p>
          </table:table-cell>
          <table:table-cell table:style-name="ce1"/>
          <table:table-cell table:style-name="ce1" office:value-type="string">
            <text:p>△17,477</text:p>
          </table:table-cell>
          <table:table-cell table:style-name="ce3" table:formula="of:=[.E13]/[.C13]-1" office:value-type="percentage" office:value="-0.0693055957616399">
            <text:p>-6.93%</text:p>
          </table:table-cell>
          <table:table-cell table:number-columns-repeated="2"/>
          <table:table-cell office:value-type="string">
            <text:p>有価証券</text:p>
          </table:table-cell>
          <table:table-cell office:value-type="float" office:value="252173">
            <text:p>252173</text:p>
          </table:table-cell>
          <table:table-cell office:value-type="float" office:value="234696">
            <text:p>234696</text:p>
          </table:table-cell>
          <table:table-cell office:value-type="string">
            <text:p>△17,477</text:p>
          </table:table-cell>
        </table:table-row>
        <table:table-row table:style-name="ro1">
          <table:table-cell/>
          <table:table-cell table:style-name="ce1" office:value-type="string">
            <text:p>国債</text:p>
          </table:table-cell>
          <table:table-cell table:style-name="ce8" office:value-type="float" office:value="95755">
            <text:p>95,755</text:p>
          </table:table-cell>
          <table:table-cell table:style-name="ce9" table:formula="of:=[.C14]/[.$C$20]" office:value-type="percentage" office:value="0.379719478294663">
            <text:p>37.97%</text:p>
          </table:table-cell>
          <table:table-cell table:style-name="ce8" office:value-type="float" office:value="65146">
            <text:p>65,146</text:p>
          </table:table-cell>
          <table:table-cell table:style-name="ce9" table:formula="of:=[.E14]/[.$E$20]" office:value-type="percentage" office:value="0.277574915742425">
            <text:p>27.76%</text:p>
          </table:table-cell>
          <table:table-cell table:style-name="ce1" office:value-type="string">
            <text:p>△30,609</text:p>
          </table:table-cell>
          <table:table-cell table:style-name="ce3" table:formula="of:=[.E14]/[.C14]-1" office:value-type="percentage" office:value="-0.319659547804292">
            <text:p>-31.97%</text:p>
          </table:table-cell>
          <table:table-cell table:number-columns-repeated="2"/>
          <table:table-cell office:value-type="string">
            <text:p>国債</text:p>
          </table:table-cell>
          <table:table-cell office:value-type="float" office:value="95755">
            <text:p>95755</text:p>
          </table:table-cell>
          <table:table-cell office:value-type="float" office:value="65146">
            <text:p>65146</text:p>
          </table:table-cell>
          <table:table-cell office:value-type="string">
            <text:p>△30,609</text:p>
          </table:table-cell>
        </table:table-row>
        <table:table-row table:style-name="ro1">
          <table:table-cell/>
          <table:table-cell table:style-name="ce1" office:value-type="string">
            <text:p>地方債</text:p>
          </table:table-cell>
          <table:table-cell table:style-name="ce8" office:value-type="float" office:value="470">
            <text:p>470</text:p>
          </table:table-cell>
          <table:table-cell table:style-name="ce9" table:formula="of:=[.C15]/[.$C$20]" office:value-type="percentage" office:value="0.00186379985168912">
            <text:p>0.19%</text:p>
          </table:table-cell>
          <table:table-cell table:style-name="ce8" office:value-type="float" office:value="992">
            <text:p>992</text:p>
          </table:table-cell>
          <table:table-cell table:style-name="ce9" table:formula="of:=[.E15]/[.$E$20]" office:value-type="percentage" office:value="0.0042267263748578">
            <text:p>0.42%</text:p>
          </table:table-cell>
          <table:table-cell table:style-name="ce1" office:value-type="float" office:value="521">
            <text:p>521</text:p>
          </table:table-cell>
          <table:table-cell table:style-name="ce3" table:formula="of:=[.E15]/[.C15]-1" office:value-type="percentage" office:value="1.11063829787234">
            <text:p>111.06%</text:p>
          </table:table-cell>
          <table:table-cell table:number-columns-repeated="2"/>
          <table:table-cell office:value-type="string">
            <text:p>地方債</text:p>
          </table:table-cell>
          <table:table-cell office:value-type="float" office:value="470">
            <text:p>470</text:p>
          </table:table-cell>
          <table:table-cell office:value-type="float" office:value="992">
            <text:p>992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/>
          <table:table-cell table:style-name="ce1" office:value-type="string">
            <text:p>社債</text:p>
          </table:table-cell>
          <table:table-cell table:style-name="ce8" office:value-type="float" office:value="26173">
            <text:p>26,173</text:p>
          </table:table-cell>
          <table:table-cell table:style-name="ce9" table:formula="of:=[.C16]/[.$C$20]" office:value-type="percentage" office:value="0.103789858549488">
            <text:p>10.38%</text:p>
          </table:table-cell>
          <table:table-cell table:style-name="ce8" office:value-type="float" office:value="26502">
            <text:p>26,502</text:p>
          </table:table-cell>
          <table:table-cell table:style-name="ce9" table:formula="of:=[.E16]/[.$E$20]" office:value-type="percentage" office:value="0.112920062889598">
            <text:p>11.29%</text:p>
          </table:table-cell>
          <table:table-cell table:style-name="ce1" office:value-type="float" office:value="330">
            <text:p>330</text:p>
          </table:table-cell>
          <table:table-cell table:style-name="ce3" table:formula="of:=[.E16]/[.C16]-1" office:value-type="percentage" office:value="0.0125702059374164">
            <text:p>1.26%</text:p>
          </table:table-cell>
          <table:table-cell table:number-columns-repeated="2"/>
          <table:table-cell office:value-type="string">
            <text:p>社債</text:p>
          </table:table-cell>
          <table:table-cell office:value-type="float" office:value="26173">
            <text:p>26173</text:p>
          </table:table-cell>
          <table:table-cell office:value-type="float" office:value="26502">
            <text:p>26502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/>
          <table:table-cell table:style-name="ce1" office:value-type="string">
            <text:p>株式</text:p>
          </table:table-cell>
          <table:table-cell table:style-name="ce8" office:value-type="float" office:value="38410">
            <text:p>38,410</text:p>
          </table:table-cell>
          <table:table-cell table:style-name="ce9" table:formula="of:=[.C17]/[.$C$20]" office:value-type="percentage" office:value="0.152316068730594">
            <text:p>15.23%</text:p>
          </table:table-cell>
          <table:table-cell table:style-name="ce8" office:value-type="float" office:value="34347">
            <text:p>34,347</text:p>
          </table:table-cell>
          <table:table-cell table:style-name="ce9" table:formula="of:=[.E17]/[.$E$20]" office:value-type="percentage" office:value="0.146346139916573">
            <text:p>14.63%</text:p>
          </table:table-cell>
          <table:table-cell table:style-name="ce1" office:value-type="string">
            <text:p>△4,063</text:p>
          </table:table-cell>
          <table:table-cell table:style-name="ce3" table:formula="of:=[.E17]/[.C17]-1" office:value-type="percentage" office:value="-0.10577974485811">
            <text:p>-10.58%</text:p>
          </table:table-cell>
          <table:table-cell table:number-columns-repeated="2"/>
          <table:table-cell office:value-type="string">
            <text:p>株式</text:p>
          </table:table-cell>
          <table:table-cell office:value-type="float" office:value="38410">
            <text:p>38410</text:p>
          </table:table-cell>
          <table:table-cell office:value-type="float" office:value="34347">
            <text:p>34347</text:p>
          </table:table-cell>
          <table:table-cell office:value-type="string">
            <text:p>△4,063</text:p>
          </table:table-cell>
        </table:table-row>
        <table:table-row table:style-name="ro1">
          <table:table-cell/>
          <table:table-cell table:style-name="ce1" office:value-type="string">
            <text:p>うち時価のあるもの</text:p>
          </table:table-cell>
          <table:table-cell table:style-name="ce8" office:value-type="float" office:value="36027">
            <text:p>36,027</text:p>
          </table:table-cell>
          <table:table-cell table:style-name="ce9"/>
          <table:table-cell table:style-name="ce8" office:value-type="float" office:value="32761">
            <text:p>32,761</text:p>
          </table:table-cell>
          <table:table-cell table:style-name="ce9"/>
          <table:table-cell table:style-name="ce1" office:value-type="string">
            <text:p>△3,265</text:p>
          </table:table-cell>
          <table:table-cell table:style-name="ce3" table:formula="of:=[.E18]/[.C18]-1" office:value-type="percentage" office:value="-0.0906542315485608">
            <text:p>-9.07%</text:p>
          </table:table-cell>
          <table:table-cell table:number-columns-repeated="2"/>
          <table:table-cell office:value-type="string">
            <text:p>うち時価のあるもの</text:p>
          </table:table-cell>
          <table:table-cell office:value-type="float" office:value="36027">
            <text:p>36027</text:p>
          </table:table-cell>
          <table:table-cell office:value-type="float" office:value="32761">
            <text:p>32761</text:p>
          </table:table-cell>
          <table:table-cell office:value-type="string">
            <text:p>△3,265</text:p>
          </table:table-cell>
        </table:table-row>
        <table:table-row table:style-name="ro1">
          <table:table-cell/>
          <table:table-cell table:style-name="ce1" office:value-type="string">
            <text:p>その他の証券</text:p>
          </table:table-cell>
          <table:table-cell table:style-name="ce8" office:value-type="float" office:value="91365">
            <text:p>91,365</text:p>
          </table:table-cell>
          <table:table-cell table:style-name="ce9" table:formula="of:=[.C19]/[.$C$20]" office:value-type="percentage" office:value="0.362310794573567">
            <text:p>36.23%</text:p>
          </table:table-cell>
          <table:table-cell table:style-name="ce8" office:value-type="float" office:value="107710">
            <text:p>107,710</text:p>
          </table:table-cell>
          <table:table-cell table:style-name="ce9" table:formula="of:=[.E19]/[.$E$20]" office:value-type="percentage" office:value="0.458932155076545">
            <text:p>45.89%</text:p>
          </table:table-cell>
          <table:table-cell table:style-name="ce1" office:value-type="float" office:value="16345">
            <text:p>16345</text:p>
          </table:table-cell>
          <table:table-cell table:style-name="ce3" table:formula="of:=[.E19]/[.C19]-1" office:value-type="percentage" office:value="0.178897827395611">
            <text:p>17.89%</text:p>
          </table:table-cell>
          <table:table-cell table:number-columns-repeated="2"/>
          <table:table-cell office:value-type="string">
            <text:p>その他の証券</text:p>
          </table:table-cell>
          <table:table-cell office:value-type="float" office:value="91365">
            <text:p>91365</text:p>
          </table:table-cell>
          <table:table-cell office:value-type="float" office:value="107710">
            <text:p>107710</text:p>
          </table:table-cell>
          <table:table-cell office:value-type="float" office:value="16345">
            <text:p>16345</text:p>
          </table:table-cell>
        </table:table-row>
        <table:table-row table:style-name="ro1">
          <table:table-cell table:number-columns-repeated="2"/>
          <table:table-cell table:style-name="ce2" table:formula="of:=SUM([.C14:.C17])+[.C19]" office:value-type="float" office:value="252173">
            <text:p>252,173</text:p>
          </table:table-cell>
          <table:table-cell/>
          <table:table-cell table:style-name="ce2" table:formula="of:=SUM([.E14:.E17])+[.E19]" office:value-type="float" office:value="234697">
            <text:p>234,697</text:p>
          </table:table-cell>
          <table:table-cell table:number-columns-repeated="9"/>
        </table:table-row>
      </table:table>
      <table:table table:name="4" table:style-name="ta1" table:print="false">
        <table:table-column table:style-name="co1" table:number-columns-repeated="13" table:default-cell-style-name="Default"/>
        <table:table-row table:style-name="ro2">
          <table:table-cell/>
          <table:table-cell office:value-type="string">
            <text:p>みずほ銀行</text:p>
          </table:table-cell>
          <table:table-cell office:value-type="string">
            <text:p>https://www.mizuho-fg.co.jp/investors/financial/report/yuho_201903/pdf/bk_fy.pdf</text:p>
          </table:table-cell>
          <table:table-cell table:number-columns-repeated="10"/>
        </table:table-row>
        <table:table-row table:style-name="ro1" table:number-rows-repeated="5">
          <table:table-cell table:number-columns-repeated="13"/>
        </table:table-row>
        <table:table-row table:style-name="ro2">
          <table:table-cell/>
          <table:table-cell office:value-type="string">
            <text:p>（2018年３月31日）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/>
          <table:table-cell office:value-type="string">
            <text:p>（2019年３月31日）</text:p>
          </table:table-cell>
          <table:table-cell office:value-type="string">
            <text:p>前連結会計年度</text:p>
          </table:table-cell>
          <table:table-cell office:value-type="string">
            <text:p>当連結会計年度</text:p>
          </table:table-cell>
          <table:table-cell office:value-type="string">
            <text:p>比較</text:p>
          </table:table-cell>
          <table:table-cell/>
          <table:table-cell table:formula="of:=[.B1]" office:value-type="string" office:string-value="みずほ銀行">
            <text:p>みずほ銀行</text:p>
          </table:table-cell>
          <table:table-cell office:value-type="string">
            <text:p>金額（億円）</text:p>
          </table:table-cell>
          <table:table-cell table:number-columns-repeated="3"/>
          <table:table-cell office:value-type="string">
            <text:p>(単位：億円)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金額（億円）</text:p>
          </table:table-cell>
          <table:table-cell table:number-columns-repeated="2"/>
          <table:table-cell table:style-name="ce7"/>
          <table:table-cell table:style-name="ce7" table:formula="of:=[.C9]" office:value-type="string" office:string-value="前連結会計年度">
            <text:p>前連結会計年度</text:p>
          </table:table-cell>
          <table:table-cell table:style-name="ce7"/>
          <table:table-cell table:style-name="ce7" office:value-type="string">
            <text:p>当連結会計年度末</text:p>
          </table:table-cell>
          <table:table-cell table:style-name="ce7"/>
          <table:table-cell table:style-name="ce7" office:value-type="string">
            <text:p>前／当</text:p>
          </table:table-cell>
          <table:table-cell/>
        </table:table-row>
        <table:table-row table:style-name="ro1">
          <table:table-cell/>
          <table:table-cell office:value-type="string">
            <text:p>有価証券</text:p>
          </table:table-cell>
          <table:table-cell office:value-type="float" office:value="325137">
            <text:p>325137</text:p>
          </table:table-cell>
          <table:table-cell office:value-type="float" office:value="287901">
            <text:p>287901</text:p>
          </table:table-cell>
          <table:table-cell office:value-type="string">
            <text:p>△37,236</text:p>
          </table:table-cell>
          <table:table-cell/>
          <table:table-cell table:style-name="ce1" office:value-type="string">
            <text:p>有価証券</text:p>
          </table:table-cell>
          <table:table-cell table:style-name="ce8" table:formula="of:=[.C11]" office:value-type="float" office:value="325137">
            <text:p>325,137</text:p>
          </table:table-cell>
          <table:table-cell table:style-name="ce9"/>
          <table:table-cell table:style-name="ce8" table:formula="of:=[.D11]" office:value-type="float" office:value="287901">
            <text:p>287,901</text:p>
          </table:table-cell>
          <table:table-cell table:style-name="ce9"/>
          <table:table-cell table:style-name="ce10" table:formula="of:=[.J11]/[.H11]-1" office:value-type="percentage" office:value="-0.114524031408299">
            <text:p>-11.45%</text:p>
          </table:table-cell>
          <table:table-cell table:style-name="ce3"/>
        </table:table-row>
        <table:table-row table:style-name="ro1">
          <table:table-cell/>
          <table:table-cell office:value-type="string">
            <text:p>国債</text:p>
          </table:table-cell>
          <table:table-cell office:value-type="float" office:value="148786">
            <text:p>148786</text:p>
          </table:table-cell>
          <table:table-cell office:value-type="float" office:value="128069">
            <text:p>128069</text:p>
          </table:table-cell>
          <table:table-cell office:value-type="string">
            <text:p>△20,716</text:p>
          </table:table-cell>
          <table:table-cell/>
          <table:table-cell table:style-name="ce1" office:value-type="string">
            <text:p>国債</text:p>
          </table:table-cell>
          <table:table-cell table:style-name="ce8" table:formula="of:=[.C12]" office:value-type="float" office:value="148786">
            <text:p>148,786</text:p>
          </table:table-cell>
          <table:table-cell table:style-name="ce9" table:formula="of:=[.H12]/[.$H$18]" office:value-type="percentage" office:value="0.457612991526597">
            <text:p>45.76%</text:p>
          </table:table-cell>
          <table:table-cell table:style-name="ce8" table:formula="of:=[.D12]" office:value-type="float" office:value="128069">
            <text:p>128,069</text:p>
          </table:table-cell>
          <table:table-cell table:style-name="ce9" table:formula="of:=[.J12]/[.$J$18]" office:value-type="percentage" office:value="0.444840030705213">
            <text:p>44.48%</text:p>
          </table:table-cell>
          <table:table-cell table:style-name="ce10" table:formula="of:=[.J12]/[.H12]-1" office:value-type="percentage" office:value="-0.139240251098894">
            <text:p>-13.92%</text:p>
          </table:table-cell>
          <table:table-cell table:style-name="ce3"/>
        </table:table-row>
        <table:table-row table:style-name="ro1">
          <table:table-cell/>
          <table:table-cell office:value-type="string">
            <text:p>地方債</text:p>
          </table:table-cell>
          <table:table-cell office:value-type="float" office:value="2376">
            <text:p>2376</text:p>
          </table:table-cell>
          <table:table-cell office:value-type="float" office:value="2083">
            <text:p>2083</text:p>
          </table:table-cell>
          <table:table-cell office:value-type="string">
            <text:p>△292</text:p>
          </table:table-cell>
          <table:table-cell/>
          <table:table-cell table:style-name="ce1" office:value-type="string">
            <text:p>地方債</text:p>
          </table:table-cell>
          <table:table-cell table:style-name="ce8" table:formula="of:=[.C13]" office:value-type="float" office:value="2376">
            <text:p>2,376</text:p>
          </table:table-cell>
          <table:table-cell table:style-name="ce9" table:formula="of:=[.H13]/[.$H$18]" office:value-type="percentage" office:value="0.00730773371061251">
            <text:p>0.73%</text:p>
          </table:table-cell>
          <table:table-cell table:style-name="ce8" table:formula="of:=[.D13]" office:value-type="float" office:value="2083">
            <text:p>2,083</text:p>
          </table:table-cell>
          <table:table-cell table:style-name="ce9" table:formula="of:=[.J13]/[.$H$18]" office:value-type="percentage" office:value="0.00640656957879035">
            <text:p>0.64%</text:p>
          </table:table-cell>
          <table:table-cell table:style-name="ce10" table:formula="of:=[.J13]/[.H13]-1" office:value-type="percentage" office:value="-0.123316498316498">
            <text:p>-12.33%</text:p>
          </table:table-cell>
          <table:table-cell table:style-name="ce3"/>
        </table:table-row>
        <table:table-row table:style-name="ro1">
          <table:table-cell/>
          <table:table-cell office:value-type="string">
            <text:p>社債</text:p>
          </table:table-cell>
          <table:table-cell office:value-type="float" office:value="26305">
            <text:p>26305</text:p>
          </table:table-cell>
          <table:table-cell office:value-type="float" office:value="26068">
            <text:p>26068</text:p>
          </table:table-cell>
          <table:table-cell office:value-type="string">
            <text:p>△236</text:p>
          </table:table-cell>
          <table:table-cell/>
          <table:table-cell table:style-name="ce1" office:value-type="string">
            <text:p>社債</text:p>
          </table:table-cell>
          <table:table-cell table:style-name="ce8" table:formula="of:=[.C14]" office:value-type="float" office:value="26305">
            <text:p>26,305</text:p>
          </table:table-cell>
          <table:table-cell table:style-name="ce9" table:formula="of:=[.H14]/[.$H$18]" office:value-type="percentage" office:value="0.0809048549064235">
            <text:p>8.09%</text:p>
          </table:table-cell>
          <table:table-cell table:style-name="ce8" table:formula="of:=[.D14]" office:value-type="float" office:value="26068">
            <text:p>26,068</text:p>
          </table:table-cell>
          <table:table-cell table:style-name="ce9" table:formula="of:=[.J14]/[.$H$18]" office:value-type="percentage" office:value="0.0801759269226629">
            <text:p>8.02%</text:p>
          </table:table-cell>
          <table:table-cell table:style-name="ce10" table:formula="of:=[.J14]/[.H14]-1" office:value-type="percentage" office:value="-0.00900969397452955">
            <text:p>-0.90%</text:p>
          </table:table-cell>
          <table:table-cell table:style-name="ce3"/>
        </table:table-row>
        <table:table-row table:style-name="ro1">
          <table:table-cell/>
          <table:table-cell office:value-type="string">
            <text:p>株式</text:p>
          </table:table-cell>
          <table:table-cell office:value-type="float" office:value="36451">
            <text:p>36451</text:p>
          </table:table-cell>
          <table:table-cell office:value-type="float" office:value="32741">
            <text:p>32741</text:p>
          </table:table-cell>
          <table:table-cell office:value-type="string">
            <text:p>△3,709</text:p>
          </table:table-cell>
          <table:table-cell/>
          <table:table-cell table:style-name="ce1" office:value-type="string">
            <text:p>株式</text:p>
          </table:table-cell>
          <table:table-cell table:style-name="ce8" table:formula="of:=[.C15]" office:value-type="float" office:value="36451">
            <text:p>36,451</text:p>
          </table:table-cell>
          <table:table-cell table:style-name="ce9" table:formula="of:=[.H15]/[.$H$18]" office:value-type="percentage" office:value="0.112110354160579">
            <text:p>11.21%</text:p>
          </table:table-cell>
          <table:table-cell table:style-name="ce8" table:formula="of:=[.D15]" office:value-type="float" office:value="32741">
            <text:p>32,741</text:p>
          </table:table-cell>
          <table:table-cell table:style-name="ce9" table:formula="of:=[.J15]/[.$H$18]" office:value-type="percentage" office:value="0.1006997093515">
            <text:p>10.07%</text:p>
          </table:table-cell>
          <table:table-cell table:style-name="ce10" table:formula="of:=[.J15]/[.H15]-1" office:value-type="percentage" office:value="-0.101780472415023">
            <text:p>-10.18%</text:p>
          </table:table-cell>
          <table:table-cell table:style-name="ce3"/>
        </table:table-row>
        <table:table-row table:style-name="ro1">
          <table:table-cell/>
          <table:table-cell office:value-type="string">
            <text:p>その他の証券</text:p>
          </table:table-cell>
          <table:table-cell office:value-type="float" office:value="111217">
            <text:p>111217</text:p>
          </table:table-cell>
          <table:table-cell office:value-type="float" office:value="98938">
            <text:p>98938</text:p>
          </table:table-cell>
          <table:table-cell office:value-type="string">
            <text:p>△12,279</text:p>
          </table:table-cell>
          <table:table-cell/>
          <table:table-cell table:style-name="ce1" office:value-type="string">
            <text:p>うち時価のあるもの</text:p>
          </table:table-cell>
          <table:table-cell table:style-name="ce8"/>
          <table:table-cell table:style-name="ce9"/>
          <table:table-cell table:style-name="ce8"/>
          <table:table-cell table:style-name="ce9"/>
          <table:table-cell table:style-name="ce1"/>
          <table:table-cell table:style-name="ce3"/>
        </table:table-row>
        <table:table-row table:style-name="ro1">
          <table:table-cell table:number-columns-repeated="6"/>
          <table:table-cell table:style-name="ce1" office:value-type="string">
            <text:p>その他の証券</text:p>
          </table:table-cell>
          <table:table-cell table:style-name="ce8" table:formula="of:=[.C16]" office:value-type="float" office:value="111217">
            <text:p>111,217</text:p>
          </table:table-cell>
          <table:table-cell table:style-name="ce9" table:formula="of:=[.H17]/[.$H$18]" office:value-type="percentage" office:value="0.342064065695788">
            <text:p>34.21%</text:p>
          </table:table-cell>
          <table:table-cell table:style-name="ce8" table:formula="of:=[.D16]" office:value-type="float" office:value="98938">
            <text:p>98,938</text:p>
          </table:table-cell>
          <table:table-cell table:style-name="ce9" table:formula="of:=[.J17]/[.$H$18]" office:value-type="percentage" office:value="0.304298214587787">
            <text:p>30.43%</text:p>
          </table:table-cell>
          <table:table-cell table:style-name="ce10" table:formula="of:=[.J17]/[.H17]-1" office:value-type="percentage" office:value="-0.110405783288526">
            <text:p>-11.04%</text:p>
          </table:table-cell>
          <table:table-cell table:style-name="ce3"/>
        </table:table-row>
        <table:table-row table:style-name="ro1">
          <table:table-cell table:number-columns-repeated="7"/>
          <table:table-cell table:style-name="ce2" table:formula="of:=SUM([.H12:.H15])+[.H17]" office:value-type="float" office:value="325135">
            <text:p>325,135</text:p>
          </table:table-cell>
          <table:table-cell table:style-name="ce2"/>
          <table:table-cell table:style-name="ce2" table:formula="of:=SUM([.J12:.J15])+[.J17]" office:value-type="float" office:value="287899">
            <text:p>287,899</text:p>
          </table:table-cell>
          <table:table-cell table:number-columns-repeated="3"/>
        </table:table-row>
      </table:table>
      <table:table table:name="5" table:style-name="ta1" table:print="false">
        <table:table-column table:style-name="co1" table:default-cell-style-name="Default"/>
        <table:table-column table:style-name="co1" table:number-columns-repeated="6" table:default-cell-style-name="ce1"/>
        <table:table-row table:style-name="ro2">
          <table:table-cell/>
          <table:table-cell table:style-name="Default" office:value-type="string">
            <text:p>20191017_130039</text:p>
          </table:table-cell>
          <table:table-cell table:style-name="Default" office:value-type="string">
            <text:p>http://www.pref.hokkaido.lg.jp/sm/zsi/zaisei/dosai/keikaku_jisseki.htm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>
            <text:p>５年債</text:p>
          </table:table-cell>
          <table:table-cell table:style-name="Default" table:number-columns-repeated="3"/>
          <table:table-cell table:style-name="Default" office:value-type="string">
            <text:p>１０年債</text:p>
          </table:table-cell>
          <table:table-cell table:style-name="Default"/>
        </table:table-row>
        <table:table-row table:style-name="ro1">
          <table:table-cell/>
          <table:table-cell office:value-type="string">
            <text:p>発行月</text:p>
          </table:table-cell>
          <table:table-cell office:value-type="string">
            <text:p>表面利率</text:p>
          </table:table-cell>
          <table:table-cell office:value-type="string">
            <text:p>発行額</text:p>
          </table:table-cell>
          <table:table-cell office:value-type="string">
            <text:p>発行月</text:p>
          </table:table-cell>
          <table:table-cell office:value-type="string">
            <text:p>表面利率</text:p>
          </table:table-cell>
          <table:table-cell office:value-type="string">
            <text:p>発行額</text:p>
          </table:table-cell>
        </table:table-row>
        <table:table-row table:style-name="ro2">
          <table:table-cell/>
          <table:table-cell office:value-type="string">
            <text:p>５月</text:p>
          </table:table-cell>
          <table:table-cell office:value-type="string">
            <text:p>0.010％</text:p>
          </table:table-cell>
          <table:table-cell office:value-type="float" office:value="200">
            <text:p>200</text:p>
          </table:table-cell>
          <table:table-cell office:value-type="string">
            <text:p>４月</text:p>
          </table:table-cell>
          <table:table-cell office:value-type="string">
            <text:p>0.110％</text:p>
          </table:table-cell>
          <table:table-cell office:value-type="string">
            <text:p>100億円</text:p>
          </table:table-cell>
        </table:table-row>
        <table:table-row table:style-name="ro2">
          <table:table-cell/>
          <table:table-cell office:value-type="string">
            <text:p>７月</text:p>
          </table:table-cell>
          <table:table-cell office:value-type="string">
            <text:p>0.005％</text:p>
          </table:table-cell>
          <table:table-cell office:value-type="float" office:value="200">
            <text:p>200</text:p>
          </table:table-cell>
          <table:table-cell office:value-type="string">
            <text:p>６月</text:p>
          </table:table-cell>
          <table:table-cell office:value-type="string">
            <text:p>0.034％</text:p>
          </table:table-cell>
          <table:table-cell office:value-type="string">
            <text:p>200億円</text:p>
          </table:table-cell>
        </table:table-row>
        <table:table-row table:style-name="ro2">
          <table:table-cell/>
          <table:table-cell office:value-type="string">
            <text:p>９月</text:p>
          </table:table-cell>
          <table:table-cell office:value-type="string">
            <text:p>0.001％</text:p>
          </table:table-cell>
          <table:table-cell office:value-type="float" office:value="200">
            <text:p>200</text:p>
          </table:table-cell>
          <table:table-cell office:value-type="string">
            <text:p>８月</text:p>
          </table:table-cell>
          <table:table-cell office:value-type="string">
            <text:p>0.060％</text:p>
          </table:table-cell>
          <table:table-cell office:value-type="string">
            <text:p>200億円</text:p>
          </table:table-cell>
        </table:table-row>
        <table:table-row table:style-name="ro2">
          <table:table-cell table:number-columns-repeated="4"/>
          <table:table-cell office:value-type="string">
            <text:p>１０月</text:p>
          </table:table-cell>
          <table:table-cell office:value-type="string">
            <text:p>0.050％</text:p>
          </table:table-cell>
          <table:table-cell office:value-type="string">
            <text:p>200億円</text:p>
          </table:table-cell>
        </table:table-row>
      </table:table>
      <table:table table:name="wanna-know" table:style-name="ta1" table:print="false">
        <table:table-column table:style-name="co1" table:default-cell-style-name="ce12"/>
        <table:table-column table:style-name="co2" table:default-cell-style-name="ce15"/>
        <table:table-column table:style-name="co1" table:default-cell-style-name="ce17"/>
        <table:table-column table:style-name="co1" table:default-cell-style-name="ce19"/>
        <table:table-column table:style-name="co1" table:default-cell-style-name="ce20"/>
        <table:table-column table:style-name="co1" table:default-cell-style-name="ce16"/>
        <table:table-column table:style-name="co1" table:default-cell-style-name="ce12"/>
        <table:table-column table:style-name="co1" table:default-cell-style-name="ce24"/>
        <table:table-column table:style-name="co1" table:default-cell-style-name="ce25"/>
        <table:table-column table:style-name="co1" table:default-cell-style-name="ce23"/>
        <table:table-row table:style-name="ro4">
          <table:table-cell table:style-name="ce11" table:formula="of:=CONCATENATE(&quot;sn(&quot;;MAX([.A2:.A36]);&quot;)&quot;)" office:value-type="string" office:string-value="sn(1)">
            <text:p>sn(1)</text:p>
          </table:table-cell>
          <table:table-cell table:style-name="ce11" table:number-columns-repeated="7"/>
          <table:table-cell table:style-name="ce11" office:value-type="string">
            <text:p>entry</text:p>
          </table:table-cell>
          <table:table-cell table:style-name="ce27" office:value-type="string">
            <text:p>*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北海道の、民間地方銀行　=&gt;　F/S → 見てみよう</text:p>
          </table:table-cell>
          <table:table-cell/>
          <table:table-cell office:value-type="string">
            <text:p>[20191017_123145]</text:p>
          </table:table-cell>
          <table:table-cell table:number-columns-repeated="4"/>
          <table:table-cell office:value-type="string">
            <text:p>20191017_123145</text:p>
          </table:table-cell>
          <table:table-cell office:value-type="string">
            <text:p>*</text:p>
          </table:table-cell>
        </table:table-row>
        <table:table-row table:style-name="ro4">
          <table:table-cell table:style-name="ce13"/>
          <table:table-cell office:value-type="string">
            <text:p>神奈川県　予算</text:p>
          </table:table-cell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style-name="ce13"/>
          <table:table-cell table:number-columns-repeated="5"/>
          <table:table-cell table:style-name="ce13"/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3"/>
          <table:table-cell table:number-columns-repeated="5"/>
          <table:table-cell table:style-name="ce13"/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3"/>
          <table:table-cell table:style-name="ce16"/>
          <table:table-cell table:style-name="ce18"/>
          <table:table-cell table:style-name="ce20"/>
          <table:table-cell table:style-name="ce22"/>
          <table:table-cell table:style-name="ce12"/>
          <table:table-cell table:style-name="ce24"/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3"/>
          <table:table-cell table:number-columns-repeated="8"/>
          <table:table-cell office:value-type="string">
            <text:p>*</text:p>
          </table:table-cell>
        </table:table-row>
        <table:table-row table:style-name="ro4">
          <table:table-cell table:style-name="ce13"/>
          <table:table-cell table:number-columns-repeated="8"/>
          <table:table-cell office:value-type="string">
            <text:p>*</text:p>
          </table:table-cell>
        </table:table-row>
        <table:table-row table:style-name="ro4">
          <table:table-cell table:style-name="ce13"/>
          <table:table-cell table:number-columns-repeated="8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style-name="ce13"/>
          <table:table-cell table:number-columns-repeated="8"/>
          <table:table-cell office:value-type="string">
            <text:p>*</text:p>
          </table:table-cell>
        </table:table-row>
        <table:table-row table:style-name="ro4">
          <table:table-cell table:style-name="ce13"/>
          <table:table-cell table:number-columns-repeated="8"/>
          <table:table-cell office:value-type="string">
            <text:p>*</text:p>
          </table:table-cell>
        </table:table-row>
        <table:table-row table:style-name="ro4">
          <table:table-cell table:style-name="ce13"/>
          <table:table-cell table:number-columns-repeated="2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table:number-columns-repeated="2"/>
          <table:table-cell/>
          <table:table-cell table:number-columns-repeated="4"/>
          <table:table-cell table:formula="of:=LEFT([.C23];2)">
            <text:p/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number-columns-repeated="2"/>
          <table:table-cell/>
          <table:table-cell table:number-columns-repeated="4"/>
          <table:table-cell table:formula="of:=LEFT([.C24];2)">
            <text:p/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number-columns-repeated="2"/>
          <table:table-cell/>
          <table:table-cell table:number-columns-repeated="4"/>
          <table:table-cell table:formula="of:=LEFT([.C25];2)">
            <text:p/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number-columns-repeated="2"/>
          <table:table-cell/>
          <table:table-cell table:number-columns-repeated="4"/>
          <table:table-cell table:formula="of:=LEFT([.C26];2)">
            <text:p/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number-columns-repeated="2"/>
          <table:table-cell/>
          <table:table-cell table:number-columns-repeated="4"/>
          <table:table-cell table:formula="of:=LEFT([.C27];2)">
            <text:p/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number-columns-repeated="2"/>
          <table:table-cell/>
          <table:table-cell table:number-columns-repeated="4"/>
          <table:table-cell table:formula="of:=LEFT([.C28];2)">
            <text:p/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number-columns-repeated="2"/>
          <table:table-cell/>
          <table:table-cell table:number-columns-repeated="4"/>
          <table:table-cell table:formula="of:=LEFT([.C29];2)">
            <text:p/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number-columns-repeated="2"/>
          <table:table-cell/>
          <table:table-cell table:number-columns-repeated="4"/>
          <table:table-cell table:formula="of:=LEFT([.C30];2)">
            <text:p/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number-columns-repeated="2"/>
          <table:table-cell/>
          <table:table-cell table:number-columns-repeated="4"/>
          <table:table-cell table:formula="of:=LEFT([.C31];2)">
            <text:p/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number-columns-repeated="2"/>
          <table:table-cell/>
          <table:table-cell table:number-columns-repeated="4"/>
          <table:table-cell table:formula="of:=LEFT([.C32];2)">
            <text:p/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number-columns-repeated="2"/>
          <table:table-cell/>
          <table:table-cell table:number-columns-repeated="4"/>
          <table:table-cell table:formula="of:=LEFT([.C33];2)">
            <text:p/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number-columns-repeated="2"/>
          <table:table-cell/>
          <table:table-cell table:number-columns-repeated="4"/>
          <table:table-cell table:formula="of:=LEFT([.C34];2)">
            <text:p/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number-columns-repeated="2"/>
          <table:table-cell/>
          <table:table-cell table:number-columns-repeated="4"/>
          <table:table-cell table:formula="of:=LEFT([.C35];2)">
            <text:p/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number-columns-repeated="2"/>
          <table:table-cell/>
          <table:table-cell table:number-columns-repeated="4"/>
          <table:table-cell table:formula="of:=LEFT([.C36];2)">
            <text:p/>
          </table:table-cell>
          <table:table-cell/>
          <table:table-cell office:value-type="string">
            <text:p>*</text:p>
          </table:table-cell>
        </table:table-row>
        <table:table-row table:style-name="ro5">
          <table:table-cell table:number-columns-repeated="4" table:style-name="ce14" office:value-type="string">
            <text:p>*</text:p>
          </table:table-cell>
          <table:table-cell table:number-columns-repeated="4" table:style-name="ce23" office:value-type="string">
            <text:p>*</text:p>
          </table:table-cell>
          <table:table-cell table:style-name="ce26" table:formula="of:=NOW()" office:value-type="date" office:date-value="2019-10-18T18:05:20.32">
            <text:p>2019/10/18 18:05</text:p>
          </table:table-cell>
          <table:table-cell office:value-type="string">
            <text:p>*</text:p>
          </table:table-cell>
        </table:table-row>
      </table:table>
      <table:table table:name="7" table:style-name="ta1" table:print="false">
        <table:table-column table:style-name="co1" table:number-columns-repeated="3" table:default-cell-style-name="ce28"/>
        <table:table-column table:style-name="co3" table:default-cell-style-name="ce28"/>
        <table:table-column table:style-name="co1" table:number-columns-repeated="1020" table:default-cell-style-name="ce28"/>
        <table:table-row table:style-name="ro4">
          <table:table-cell table:number-columns-repeated="7"/>
          <table:table-cell table:style-name="ce38" office:value-type="date" office:date-value="2019-10-18T17:53:15" table:number-columns-spanned="2" table:number-rows-spanned="1">
            <text:p>2019/10/18 17:53</text:p>
          </table:table-cell>
          <table:covered-table-cell/>
          <table:table-cell table:number-columns-repeated="1015"/>
        </table:table-row>
        <table:table-row table:style-name="ro4">
          <table:table-cell table:number-columns-repeated="4"/>
          <table:table-cell office:value-type="string">
            <text:p><text:s/>（単位：百万円、％）</text:p>
          </table:table-cell>
          <table:table-cell table:number-columns-repeated="2"/>
          <table:table-cell office:value-type="string">
            <text:p>p.2 ==&gt;</text:p>
          </table:table-cell>
          <table:table-cell office:value-type="string">
            <text:p>http://www.pref.kanagawa.jp/docs/v6g/cnt/f4873/documents/1_31tousyokisyahappyou.pdf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string">
            <text:p>一般財源</text:p>
          </table:table-cell>
          <table:table-cell table:number-columns-repeated="1020"/>
        </table:table-row>
        <table:table-row table:style-name="ro6">
          <table:table-cell table:number-columns-repeated="4"/>
          <table:table-cell office:value-type="string">
            <text:p>h31</text:p>
          </table:table-cell>
          <table:table-cell office:value-type="string">
            <text:p>contra</text:p>
            <text:p>一般財源</text:p>
          </table:table-cell>
          <table:table-cell office:value-type="string">
            <text:p>contra</text:p>
            <text:p>一般会計</text:p>
          </table:table-cell>
          <table:table-cell/>
          <table:table-cell office:value-type="string">
            <text:p>h30</text:p>
          </table:table-cell>
          <table:table-cell/>
          <table:table-cell office:value-type="string">
            <text:p>relative</text:p>
          </table:table-cell>
          <table:table-cell table:number-columns-repeated="1013"/>
        </table:table-row>
        <table:table-row table:style-name="ro4">
          <table:table-cell table:number-columns-repeated="3"/>
          <table:table-cell table:style-name="ce29" office:value-type="string">
            <text:p>県税</text:p>
          </table:table-cell>
          <table:table-cell table:style-name="ce30" office:value-type="float" office:value="1185333">
            <text:p>1,185,333</text:p>
          </table:table-cell>
          <table:table-cell table:style-name="ce32" table:formula="of:=[.E5]/[.E$12]" office:value-type="percentage" office:value="0.826037326397963">
            <text:p>82.60%</text:p>
          </table:table-cell>
          <table:table-cell table:style-name="ce35" table:formula="of:=[.E5]/[.E$15]" office:value-type="percentage" office:value="0.647754099650694">
            <text:p>64.78%</text:p>
          </table:table-cell>
          <table:table-cell table:style-name="ce29" office:value-type="float" office:value="64.8">
            <text:p>64.8</text:p>
          </table:table-cell>
          <table:table-cell table:style-name="ce29" office:value-type="float" office:value="1180835">
            <text:p>1180835</text:p>
          </table:table-cell>
          <table:table-cell table:style-name="ce29" office:value-type="float" office:value="64.4">
            <text:p>64.4</text:p>
          </table:table-cell>
          <table:table-cell table:style-name="ce29" office:value-type="float" office:value="4498">
            <text:p>4498</text:p>
          </table:table-cell>
          <table:table-cell table:style-name="ce29" office:value-type="float" office:value="100.4">
            <text:p>100.4</text:p>
          </table:table-cell>
          <table:table-cell table:number-columns-repeated="2"/>
          <table:table-cell office:value-type="string">
            <text:p>h31</text:p>
          </table:table-cell>
          <table:table-cell/>
          <table:table-cell office:value-type="string">
            <text:p>h30</text:p>
          </table:table-cell>
          <table:table-cell/>
          <table:table-cell office:value-type="string">
            <text:p>relative</text:p>
          </table:table-cell>
          <table:table-cell table:number-columns-repeated="1005"/>
        </table:table-row>
        <table:table-row table:style-name="ro4">
          <table:table-cell table:number-columns-repeated="3"/>
          <table:table-cell table:style-name="ce29" office:value-type="string">
            <text:p>地方譲与税</text:p>
          </table:table-cell>
          <table:table-cell table:style-name="ce30" office:value-type="float" office:value="143330">
            <text:p>143,330</text:p>
          </table:table-cell>
          <table:table-cell table:style-name="ce32" table:formula="of:=[.E6]/[.E$12]" office:value-type="percentage" office:value="0.0998841085101149">
            <text:p>9.99%</text:p>
          </table:table-cell>
          <table:table-cell table:style-name="ce35" table:formula="of:=[.E6]/[.E$15]" office:value-type="percentage" office:value="0.0783261708759766">
            <text:p>7.83%</text:p>
          </table:table-cell>
          <table:table-cell table:style-name="ce29" office:value-type="float" office:value="7.8">
            <text:p>7.8</text:p>
          </table:table-cell>
          <table:table-cell table:style-name="ce29" office:value-type="float" office:value="129790">
            <text:p>129790</text:p>
          </table:table-cell>
          <table:table-cell table:style-name="ce29" office:value-type="float" office:value="7.1">
            <text:p>7.1</text:p>
          </table:table-cell>
          <table:table-cell table:style-name="ce29" office:value-type="float" office:value="13540">
            <text:p>13540</text:p>
          </table:table-cell>
          <table:table-cell table:style-name="ce29" office:value-type="float" office:value="110.4">
            <text:p>110.4</text:p>
          </table:table-cell>
          <table:table-cell/>
          <table:table-cell table:style-name="ce29" office:value-type="string">
            <text:p>県税</text:p>
          </table:table-cell>
          <table:table-cell table:style-name="ce29" office:value-type="string">
            <text:p><text:s/>1,185,333</text:p>
          </table:table-cell>
          <table:table-cell table:style-name="ce29" office:value-type="float" office:value="64.8">
            <text:p>64.8</text:p>
          </table:table-cell>
          <table:table-cell table:style-name="ce29" office:value-type="float" office:value="1180835">
            <text:p>1180835</text:p>
          </table:table-cell>
          <table:table-cell table:style-name="ce29" office:value-type="float" office:value="64.4">
            <text:p>64.4</text:p>
          </table:table-cell>
          <table:table-cell table:style-name="ce29" office:value-type="float" office:value="4498">
            <text:p>4498</text:p>
          </table:table-cell>
          <table:table-cell table:style-name="ce29" office:value-type="float" office:value="100.4">
            <text:p>100.4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29" office:value-type="string">
            <text:p>地方特例交付金</text:p>
          </table:table-cell>
          <table:table-cell table:style-name="ce30" office:value-type="float" office:value="14100">
            <text:p>14,100</text:p>
          </table:table-cell>
          <table:table-cell table:style-name="ce32" table:formula="of:=[.E7]/[.E$12]" office:value-type="percentage" office:value="0.00982603732639796">
            <text:p>0.98%</text:p>
          </table:table-cell>
          <table:table-cell table:style-name="ce35" table:formula="of:=[.E7]/[.E$15]" office:value-type="percentage" office:value="0.00770528856032421">
            <text:p>0.77%</text:p>
          </table:table-cell>
          <table:table-cell table:style-name="ce29" office:value-type="float" office:value="0.8">
            <text:p>0.8</text:p>
          </table:table-cell>
          <table:table-cell table:style-name="ce29" office:value-type="float" office:value="3500">
            <text:p>3500</text:p>
          </table:table-cell>
          <table:table-cell table:style-name="ce29" office:value-type="float" office:value="0.2">
            <text:p>0.2</text:p>
          </table:table-cell>
          <table:table-cell table:style-name="ce29" office:value-type="float" office:value="10600">
            <text:p>10600</text:p>
          </table:table-cell>
          <table:table-cell table:style-name="ce29" office:value-type="float" office:value="402.9">
            <text:p>402.9</text:p>
          </table:table-cell>
          <table:table-cell/>
          <table:table-cell table:style-name="ce29" office:value-type="string">
            <text:p>地方譲与税</text:p>
          </table:table-cell>
          <table:table-cell table:style-name="ce29" office:value-type="float" office:value="143330">
            <text:p>143330</text:p>
          </table:table-cell>
          <table:table-cell table:style-name="ce29" office:value-type="float" office:value="7.8">
            <text:p>7.8</text:p>
          </table:table-cell>
          <table:table-cell table:style-name="ce29" office:value-type="float" office:value="129790">
            <text:p>129790</text:p>
          </table:table-cell>
          <table:table-cell table:style-name="ce29" office:value-type="float" office:value="7.1">
            <text:p>7.1</text:p>
          </table:table-cell>
          <table:table-cell table:style-name="ce29" office:value-type="float" office:value="13540">
            <text:p>13540</text:p>
          </table:table-cell>
          <table:table-cell table:style-name="ce29" office:value-type="float" office:value="110.4">
            <text:p>110.4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29" office:value-type="string">
            <text:p>地方交付税</text:p>
          </table:table-cell>
          <table:table-cell table:style-name="ce30" office:value-type="float" office:value="91000">
            <text:p>91,000</text:p>
          </table:table-cell>
          <table:table-cell table:style-name="ce32" table:formula="of:=[.E8]/[.E$12]" office:value-type="percentage" office:value="0.0634162692696606">
            <text:p>6.34%</text:p>
          </table:table-cell>
          <table:table-cell table:style-name="ce35" table:formula="of:=[.E8]/[.E$15]" office:value-type="percentage" office:value="0.0497291673042201">
            <text:p>4.97%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91000">
            <text:p>91000</text:p>
          </table:table-cell>
          <table:table-cell table:style-name="ce29" office:value-type="float" office:value="5">
            <text:p>5</text:p>
          </table:table-cell>
          <table:table-cell table:style-name="ce29" office:value-type="string">
            <text:p>0 100.0</text:p>
          </table:table-cell>
          <table:table-cell table:style-name="ce29"/>
          <table:table-cell/>
          <table:table-cell table:style-name="ce29" office:value-type="string">
            <text:p>地方特例交付金</text:p>
          </table:table-cell>
          <table:table-cell table:style-name="ce29" office:value-type="float" office:value="14100">
            <text:p>14100</text:p>
          </table:table-cell>
          <table:table-cell table:style-name="ce29" office:value-type="float" office:value="0.8">
            <text:p>0.8</text:p>
          </table:table-cell>
          <table:table-cell table:style-name="ce29" office:value-type="float" office:value="3500">
            <text:p>3500</text:p>
          </table:table-cell>
          <table:table-cell table:style-name="ce29" office:value-type="float" office:value="0.2">
            <text:p>0.2</text:p>
          </table:table-cell>
          <table:table-cell table:style-name="ce29" office:value-type="float" office:value="10600">
            <text:p>10600</text:p>
          </table:table-cell>
          <table:table-cell table:style-name="ce29" office:value-type="float" office:value="402.9">
            <text:p>402.9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29" office:value-type="string">
            <text:p>交通安全対策特別交付金</text:p>
          </table:table-cell>
          <table:table-cell table:style-name="ce30" office:value-type="float" office:value="1200">
            <text:p>1,200</text:p>
          </table:table-cell>
          <table:table-cell table:style-name="ce32" table:formula="of:=[.E9]/[.E$12]" office:value-type="percentage" office:value="0.000836258495863656">
            <text:p>0.08%</text:p>
          </table:table-cell>
          <table:table-cell table:style-name="ce35" table:formula="of:=[.E9]/[.E$15]" office:value-type="percentage" office:value="0.000655769239176529">
            <text:p>0.07%</text:p>
          </table:table-cell>
          <table:table-cell table:style-name="ce29" office:value-type="float" office:value="0.1">
            <text:p>0.1</text:p>
          </table:table-cell>
          <table:table-cell table:style-name="ce29" office:value-type="float" office:value="1300">
            <text:p>1300</text:p>
          </table:table-cell>
          <table:table-cell table:style-name="ce29" office:value-type="float" office:value="0.1">
            <text:p>0.1</text:p>
          </table:table-cell>
          <table:table-cell table:style-name="ce29" office:value-type="float" office:value="-100">
            <text:p>-100</text:p>
          </table:table-cell>
          <table:table-cell table:style-name="ce29" office:value-type="float" office:value="92.3">
            <text:p>92.3</text:p>
          </table:table-cell>
          <table:table-cell/>
          <table:table-cell table:style-name="ce29" office:value-type="string">
            <text:p>地方交付税</text:p>
          </table:table-cell>
          <table:table-cell table:style-name="ce29" office:value-type="float" office:value="91000">
            <text:p>91000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91000">
            <text:p>91000</text:p>
          </table:table-cell>
          <table:table-cell table:style-name="ce29" office:value-type="float" office:value="5">
            <text:p>5</text:p>
          </table:table-cell>
          <table:table-cell table:style-name="ce29" office:value-type="string">
            <text:p>0 100.0</text:p>
          </table:table-cell>
          <table:table-cell table:style-name="ce29"/>
          <table:table-cell table:number-columns-repeated="1004"/>
        </table:table-row>
        <table:table-row table:style-name="ro4">
          <table:table-cell table:number-columns-repeated="3"/>
          <table:table-cell table:style-name="ce29" office:value-type="string">
            <text:p>繰越金</text:p>
          </table:table-cell>
          <table:table-cell table:style-name="ce30" office:value-type="float" office:value="10">
            <text:p>10</text:p>
          </table:table-cell>
          <table:table-cell table:style-name="ce33"/>
          <table:table-cell table:style-name="ce36"/>
          <table:table-cell table:style-name="ce2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-10">
            <text:p>-10</text:p>
          </table:table-cell>
          <table:table-cell table:style-name="ce29" office:value-type="float" office:value="51.5">
            <text:p>51.5</text:p>
          </table:table-cell>
          <table:table-cell/>
          <table:table-cell table:style-name="ce29" office:value-type="string">
            <text:p>交通安全対策特別交付金</text:p>
          </table:table-cell>
          <table:table-cell table:style-name="ce29" office:value-type="float" office:value="1200">
            <text:p>1200</text:p>
          </table:table-cell>
          <table:table-cell table:style-name="ce29" office:value-type="float" office:value="0.1">
            <text:p>0.1</text:p>
          </table:table-cell>
          <table:table-cell table:style-name="ce29" office:value-type="float" office:value="1300">
            <text:p>1300</text:p>
          </table:table-cell>
          <table:table-cell table:style-name="ce29" office:value-type="float" office:value="0.1">
            <text:p>0.1</text:p>
          </table:table-cell>
          <table:table-cell table:style-name="ce29" office:value-type="float" office:value="-100">
            <text:p>-100</text:p>
          </table:table-cell>
          <table:table-cell table:style-name="ce29" office:value-type="float" office:value="92.3">
            <text:p>92.3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29"/>
          <table:table-cell table:style-name="ce29" office:value-type="string">
            <text:p><text:s/>1,434,975</text:p>
          </table:table-cell>
          <table:table-cell table:style-name="ce33"/>
          <table:table-cell table:style-name="ce36"/>
          <table:table-cell table:style-name="ce29" office:value-type="float" office:value="78.4">
            <text:p>78.4</text:p>
          </table:table-cell>
          <table:table-cell table:style-name="ce29" office:value-type="float" office:value="1406446">
            <text:p>1406446</text:p>
          </table:table-cell>
          <table:table-cell table:style-name="ce29" office:value-type="float" office:value="76.7">
            <text:p>76.7</text:p>
          </table:table-cell>
          <table:table-cell table:style-name="ce29" office:value-type="float" office:value="28528">
            <text:p>28528</text:p>
          </table:table-cell>
          <table:table-cell table:style-name="ce29" office:value-type="float" office:value="102">
            <text:p>102</text:p>
          </table:table-cell>
          <table:table-cell/>
          <table:table-cell table:style-name="ce29" office:value-type="string">
            <text:p>繰越金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-10">
            <text:p>-10</text:p>
          </table:table-cell>
          <table:table-cell table:style-name="ce29" office:value-type="float" office:value="51.5">
            <text:p>51.5</text:p>
          </table:table-cell>
          <table:table-cell table:number-columns-repeated="1004"/>
        </table:table-row>
        <table:table-row table:style-name="ro4">
          <table:table-cell table:number-columns-repeated="4"/>
          <table:table-cell table:style-name="ce31" table:formula="of:=SUM([.E5:.E9])" office:value-type="float" office:value="1434963">
            <text:p>1,434,963</text:p>
          </table:table-cell>
          <table:table-cell table:style-name="ce34"/>
          <table:table-cell table:style-name="ce37"/>
          <table:table-cell table:number-columns-repeated="6"/>
          <table:table-cell table:style-name="ce29"/>
          <table:table-cell table:style-name="ce29" office:value-type="string">
            <text:p><text:s/>1,434,975</text:p>
          </table:table-cell>
          <table:table-cell table:style-name="ce29" office:value-type="float" office:value="78.4">
            <text:p>78.4</text:p>
          </table:table-cell>
          <table:table-cell table:style-name="ce29" office:value-type="float" office:value="1406446">
            <text:p>1406446</text:p>
          </table:table-cell>
          <table:table-cell table:style-name="ce29" office:value-type="float" office:value="76.7">
            <text:p>76.7</text:p>
          </table:table-cell>
          <table:table-cell table:style-name="ce29" office:value-type="float" office:value="28528">
            <text:p>28528</text:p>
          </table:table-cell>
          <table:table-cell table:style-name="ce29" office:value-type="float" office:value="102">
            <text:p>102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県債</text:p>
          </table:table-cell>
          <table:table-cell table:style-name="ce30" office:value-type="float" office:value="158245">
            <text:p>158,245</text:p>
          </table:table-cell>
          <table:table-cell/>
          <table:table-cell table:style-name="ce35" table:formula="of:=[.E14]/[.E$15]" office:value-type="percentage" office:value="0.0864768360445748">
            <text:p>8.65%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Default" office:value-type="string">
            <text:p>一般会計</text:p>
          </table:table-cell>
          <table:table-cell table:style-name="ce30" office:value-type="float" office:value="1829912">
            <text:p>1,829,912</text:p>
          </table:table-cell>
          <table:table-cell table:style-name="Default" table:number-columns-repeated="7"/>
          <table:table-cell table:number-columns-repeated="1012"/>
        </table:table-row>
        <table:table-row table:style-name="ro4" table:number-rows-repeated="7">
          <table:table-cell table:number-columns-repeated="3"/>
          <table:table-cell table:style-name="Default" table:number-columns-repeated="9"/>
          <table:table-cell table:number-columns-repeated="1012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6" table:style-name="ta1" table:print="false">
        <table:table-column table:style-name="co1" table:default-cell-style-name="Default"/>
        <table:table-column table:style-name="co1" table:default-cell-style-name="ce4"/>
        <table:table-column table:style-name="co4" table:default-cell-style-name="ce8"/>
        <table:table-column table:style-name="co1" table:default-cell-style-name="ce39"/>
        <table:table-column table:style-name="co1" table:default-cell-style-name="ce41"/>
        <table:table-column table:style-name="co1" table:default-cell-style-name="ce4"/>
        <table:table-column table:style-name="co5" table:default-cell-style-name="ce8"/>
        <table:table-column table:style-name="co1" table:default-cell-style-name="ce39"/>
        <table:table-column table:style-name="co1" table:default-cell-style-name="Default"/>
        <table:table-column table:style-name="co1" table:default-cell-style-name="ce1"/>
        <table:table-column table:style-name="co1" table:default-cell-style-name="ce8"/>
        <table:table-column table:style-name="co1" table:default-cell-style-name="ce1"/>
        <table:table-column table:style-name="co1" table:default-cell-style-name="ce8"/>
        <table:table-row table:style-name="ro1">
          <table:table-cell/>
          <table:table-cell table:style-name="Default" table:number-columns-repeated="7"/>
          <table:table-cell/>
          <table:table-cell table:style-name="Default" office:value-type="string">
            <text:p>http://www.pref.hokkaido.lg.jp/sm/zsi/h31yosangaiyou/20-hyoushikara2p.pdf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office:value-type="string">
            <text:p>20191017_130839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5"/>
          <table:table-cell table:style-name="Default" office:value-type="string">
            <text:p>（単位　千円）</text:p>
          </table:table-cell>
          <table:table-cell table:style-name="Default"/>
          <table:table-cell/>
          <table:table-cell table:style-name="Default" table:number-columns-repeated="3"/>
          <table:table-cell table:style-name="Default" office:value-type="string">
            <text:p>（単位　千円）</text:p>
          </table:table-cell>
        </table:table-row>
        <table:table-row table:style-name="ro1">
          <table:table-cell/>
          <table:table-cell table:style-name="Default" office:value-type="string">
            <text:p>歳入</text:p>
          </table:table-cell>
          <table:table-cell table:style-name="Default" table:number-columns-repeated="3"/>
          <table:table-cell table:style-name="Default" office:value-type="string">
            <text:p>歳出</text:p>
          </table:table-cell>
          <table:table-cell table:style-name="Default" table:number-columns-repeated="2"/>
          <table:table-cell/>
          <table:table-cell table:style-name="Default" office:value-type="string">
            <text:p>歳入</text:p>
          </table:table-cell>
          <table:table-cell table:style-name="Default"/>
          <table:table-cell table:style-name="Default" office:value-type="string">
            <text:p>歳出</text:p>
          </table:table-cell>
          <table:table-cell table:style-name="Default"/>
        </table:table-row>
        <table:table-row table:style-name="ro1">
          <table:table-cell/>
          <table:table-cell office:value-type="string">
            <text:p>道債</text:p>
          </table:table-cell>
          <table:table-cell office:value-type="float" office:value="638898300">
            <text:p>638,898,300</text:p>
          </table:table-cell>
          <table:table-cell table:formula="of:=[.C6]/[.$C$22]" office:value-type="percentage" office:value="0.244801351110262">
            <text:p>24.48%</text:p>
          </table:table-cell>
          <table:table-cell/>
          <table:table-cell office:value-type="string">
            <text:p>議会費</text:p>
          </table:table-cell>
          <table:table-cell office:value-type="float" office:value="3762947">
            <text:p>3,762,947</text:p>
          </table:table-cell>
          <table:table-cell table:formula="of:=[.G6]/[.$G$22]" office:value-type="percentage" office:value="0.00144203813801058">
            <text:p>0.14%</text:p>
          </table:table-cell>
          <table:table-cell/>
          <table:table-cell office:value-type="string">
            <text:p>道税</text:p>
          </table:table-cell>
          <table:table-cell office:value-type="float" office:value="604654984">
            <text:p>604,654,984</text:p>
          </table:table-cell>
          <table:table-cell office:value-type="string">
            <text:p>議会費</text:p>
          </table:table-cell>
          <table:table-cell office:value-type="float" office:value="3762947">
            <text:p>3,762,947</text:p>
          </table:table-cell>
        </table:table-row>
        <table:table-row table:style-name="ro1">
          <table:table-cell/>
          <table:table-cell office:value-type="string">
            <text:p>道税</text:p>
          </table:table-cell>
          <table:table-cell office:value-type="float" office:value="604654984">
            <text:p>604,654,984</text:p>
          </table:table-cell>
          <table:table-cell table:formula="of:=[.C7]/[.$C$22]" office:value-type="percentage" office:value="0.231680624347809">
            <text:p>23.17%</text:p>
          </table:table-cell>
          <table:table-cell table:formula="of:=SUM([.$D$6:.D7])" office:value-type="percentage" office:value="0.476481975458071">
            <text:p>47.65%</text:p>
          </table:table-cell>
          <table:table-cell office:value-type="string">
            <text:p>総務費</text:p>
          </table:table-cell>
          <table:table-cell office:value-type="float" office:value="245743009">
            <text:p>245,743,009</text:p>
          </table:table-cell>
          <table:table-cell table:formula="of:=[.G7]/[.$G$22]" office:value-type="percentage" office:value="0.0941737396586973">
            <text:p>9.42%</text:p>
          </table:table-cell>
          <table:table-cell/>
          <table:table-cell office:value-type="string">
            <text:p>地方消費税清算金</text:p>
          </table:table-cell>
          <table:table-cell office:value-type="float" office:value="221807490">
            <text:p>221,807,490</text:p>
          </table:table-cell>
          <table:table-cell office:value-type="string">
            <text:p>総務費</text:p>
          </table:table-cell>
          <table:table-cell office:value-type="float" office:value="245743009">
            <text:p>245,743,009</text:p>
          </table:table-cell>
        </table:table-row>
        <table:table-row table:style-name="ro1">
          <table:table-cell/>
          <table:table-cell office:value-type="string">
            <text:p>地方交付税</text:p>
          </table:table-cell>
          <table:table-cell office:value-type="float" office:value="508100000">
            <text:p>508,100,000</text:p>
          </table:table-cell>
          <table:table-cell table:formula="of:=[.C8]/[.$C$22]" office:value-type="percentage" office:value="0.194684453690242">
            <text:p>19.47%</text:p>
          </table:table-cell>
          <table:table-cell table:formula="of:=SUM([.$D$6:.D8])" office:value-type="percentage" office:value="0.671166429148312">
            <text:p>67.12%</text:p>
          </table:table-cell>
          <table:table-cell office:value-type="string">
            <text:p>総合政策費</text:p>
          </table:table-cell>
          <table:table-cell office:value-type="float" office:value="43960700">
            <text:p>43,960,700</text:p>
          </table:table-cell>
          <table:table-cell table:formula="of:=[.G8]/[.$G$22]" office:value-type="percentage" office:value="0.0168466380136742">
            <text:p>1.68%</text:p>
          </table:table-cell>
          <table:table-cell/>
          <table:table-cell office:value-type="string">
            <text:p>地方譲与税</text:p>
          </table:table-cell>
          <table:table-cell office:value-type="float" office:value="102082000">
            <text:p>102,082,000</text:p>
          </table:table-cell>
          <table:table-cell office:value-type="string">
            <text:p>総合政策費</text:p>
          </table:table-cell>
          <table:table-cell office:value-type="float" office:value="43960700">
            <text:p>43,960,700</text:p>
          </table:table-cell>
        </table:table-row>
        <table:table-row table:style-name="ro1">
          <table:table-cell/>
          <table:table-cell office:value-type="string">
            <text:p>国庫支出金</text:p>
          </table:table-cell>
          <table:table-cell office:value-type="float" office:value="326760822">
            <text:p>326,760,822</text:p>
          </table:table-cell>
          <table:table-cell table:formula="of:=[.C9]/[.$C$22]" office:value-type="percentage" office:value="0.125202228141004">
            <text:p>12.52%</text:p>
          </table:table-cell>
          <table:table-cell table:formula="of:=SUM([.$D$6:.D9])" office:value-type="percentage" office:value="0.796368657289317">
            <text:p>79.64%</text:p>
          </table:table-cell>
          <table:table-cell office:value-type="string">
            <text:p>環境生活費</text:p>
          </table:table-cell>
          <table:table-cell office:value-type="float" office:value="10672491">
            <text:p>10,672,491</text:p>
          </table:table-cell>
          <table:table-cell table:formula="of:=[.G9]/[.$G$22]" office:value-type="percentage" office:value="0.00408991650681623">
            <text:p>0.41%</text:p>
          </table:table-cell>
          <table:table-cell/>
          <table:table-cell office:value-type="string">
            <text:p>地方特例交付金</text:p>
          </table:table-cell>
          <table:table-cell office:value-type="float" office:value="2273000">
            <text:p>2,273,000</text:p>
          </table:table-cell>
          <table:table-cell office:value-type="string">
            <text:p>環境生活費</text:p>
          </table:table-cell>
          <table:table-cell office:value-type="float" office:value="10672491">
            <text:p>10,672,491</text:p>
          </table:table-cell>
        </table:table-row>
        <table:table-row table:style-name="ro1">
          <table:table-cell/>
          <table:table-cell office:value-type="string">
            <text:p>地方消費税清算金</text:p>
          </table:table-cell>
          <table:table-cell office:value-type="float" office:value="221807490">
            <text:p>221,807,490</text:p>
          </table:table-cell>
          <table:table-cell table:formula="of:=[.C10]/[.$C$22]" office:value-type="percentage" office:value="0.0849881322870571">
            <text:p>8.50%</text:p>
          </table:table-cell>
          <table:table-cell table:formula="of:=SUM([.$D$6:.D10])" office:value-type="percentage" office:value="0.881356789576374">
            <text:p>88.14%</text:p>
          </table:table-cell>
          <table:table-cell office:value-type="string">
            <text:p>保健福祉費</text:p>
          </table:table-cell>
          <table:table-cell office:value-type="float" office:value="322050897">
            <text:p>322,050,897</text:p>
          </table:table-cell>
          <table:table-cell table:formula="of:=[.G10]/[.$G$22]" office:value-type="percentage" office:value="0.123416480714322">
            <text:p>12.34%</text:p>
          </table:table-cell>
          <table:table-cell/>
          <table:table-cell office:value-type="string">
            <text:p>地方交付税</text:p>
          </table:table-cell>
          <table:table-cell office:value-type="float" office:value="508100000">
            <text:p>508,100,000</text:p>
          </table:table-cell>
          <table:table-cell office:value-type="string">
            <text:p>保健福祉費</text:p>
          </table:table-cell>
          <table:table-cell office:value-type="float" office:value="322050897">
            <text:p>322,050,897</text:p>
          </table:table-cell>
        </table:table-row>
        <table:table-row table:style-name="ro1">
          <table:table-cell/>
          <table:table-cell office:value-type="string">
            <text:p>諸収入</text:p>
          </table:table-cell>
          <table:table-cell office:value-type="float" office:value="144041284">
            <text:p>144,041,284</text:p>
          </table:table-cell>
          <table:table-cell table:formula="of:=[.C11]/[.$C$22]" office:value-type="percentage" office:value="0.0551911015240719">
            <text:p>5.52%</text:p>
          </table:table-cell>
          <table:table-cell table:formula="of:=SUM([.$D$6:.D11])" office:value-type="percentage" office:value="0.936547891100446">
            <text:p>93.65%</text:p>
          </table:table-cell>
          <table:table-cell office:value-type="string">
            <text:p>経済費</text:p>
          </table:table-cell>
          <table:table-cell office:value-type="float" office:value="108045498">
            <text:p>108,045,498</text:p>
          </table:table-cell>
          <table:table-cell table:formula="of:=[.G11]/[.$G$22]" office:value-type="percentage" office:value="0.0414052413590585">
            <text:p>4.14%</text:p>
          </table:table-cell>
          <table:table-cell/>
          <table:table-cell office:value-type="string">
            <text:p>交通安全対策特別交付金</text:p>
          </table:table-cell>
          <table:table-cell office:value-type="float" office:value="1167000">
            <text:p>1,167,000</text:p>
          </table:table-cell>
          <table:table-cell office:value-type="string">
            <text:p>経済費</text:p>
          </table:table-cell>
          <table:table-cell office:value-type="float" office:value="108045498">
            <text:p>108,045,498</text:p>
          </table:table-cell>
        </table:table-row>
        <table:table-row table:style-name="ro1">
          <table:table-cell/>
          <table:table-cell office:value-type="string">
            <text:p>地方譲与税</text:p>
          </table:table-cell>
          <table:table-cell office:value-type="float" office:value="102082000">
            <text:p>102,082,000</text:p>
          </table:table-cell>
          <table:table-cell table:formula="of:=[.C12]/[.$C$22]" office:value-type="percentage" office:value="0.0391139114379202">
            <text:p>3.91%</text:p>
          </table:table-cell>
          <table:table-cell table:formula="of:=SUM([.$D$6:.D12])" office:value-type="percentage" office:value="0.975661802538366">
            <text:p>97.57%</text:p>
          </table:table-cell>
          <table:table-cell office:value-type="string">
            <text:p>農政費</text:p>
          </table:table-cell>
          <table:table-cell office:value-type="float" office:value="117762631">
            <text:p>117,762,631</text:p>
          </table:table-cell>
          <table:table-cell table:formula="of:=[.G12]/[.$G$22]" office:value-type="percentage" office:value="0.0451290451697742">
            <text:p>4.51%</text:p>
          </table:table-cell>
          <table:table-cell/>
          <table:table-cell office:value-type="string">
            <text:p>分担金及び負担金</text:p>
          </table:table-cell>
          <table:table-cell office:value-type="float" office:value="13563807">
            <text:p>13,563,807</text:p>
          </table:table-cell>
          <table:table-cell office:value-type="string">
            <text:p>農政費</text:p>
          </table:table-cell>
          <table:table-cell office:value-type="float" office:value="117762631">
            <text:p>117,762,631</text:p>
          </table:table-cell>
        </table:table-row>
        <table:table-row table:style-name="ro1">
          <table:table-cell/>
          <table:table-cell office:value-type="string">
            <text:p>使用料及び手数料</text:p>
          </table:table-cell>
          <table:table-cell office:value-type="float" office:value="23909361">
            <text:p>23,909,361</text:p>
          </table:table-cell>
          <table:table-cell table:formula="of:=[.C13]/[.$C$22]" office:value-type="percentage" office:value="0.0091611511205821">
            <text:p>0.92%</text:p>
          </table:table-cell>
          <table:table-cell table:formula="of:=SUM([.$D$6:.D13])" office:value-type="percentage" office:value="0.984822953658948">
            <text:p>98.48%</text:p>
          </table:table-cell>
          <table:table-cell office:value-type="string">
            <text:p>水産林務費</text:p>
          </table:table-cell>
          <table:table-cell office:value-type="float" office:value="61450768">
            <text:p>61,450,768</text:p>
          </table:table-cell>
          <table:table-cell table:formula="of:=[.G13]/[.$G$22]" office:value-type="percentage" office:value="0.0235491892567288">
            <text:p>2.35%</text:p>
          </table:table-cell>
          <table:table-cell/>
          <table:table-cell office:value-type="string">
            <text:p>使用料及び手数料</text:p>
          </table:table-cell>
          <table:table-cell office:value-type="float" office:value="23909361">
            <text:p>23,909,361</text:p>
          </table:table-cell>
          <table:table-cell office:value-type="string">
            <text:p>水産林務費</text:p>
          </table:table-cell>
          <table:table-cell office:value-type="float" office:value="61450768">
            <text:p>61,450,768</text:p>
          </table:table-cell>
        </table:table-row>
        <table:table-row table:style-name="ro1">
          <table:table-cell/>
          <table:table-cell office:value-type="string">
            <text:p>分担金及び負担金</text:p>
          </table:table-cell>
          <table:table-cell office:value-type="float" office:value="13563807">
            <text:p>13,563,807</text:p>
          </table:table-cell>
          <table:table-cell table:formula="of:=[.C14]/[.$C$22]" office:value-type="percentage" office:value="0.00519713118629182">
            <text:p>0.52%</text:p>
          </table:table-cell>
          <table:table-cell table:formula="of:=SUM([.$D$6:.D14])" office:value-type="percentage" office:value="0.99002008484524">
            <text:p>99.00%</text:p>
          </table:table-cell>
          <table:table-cell office:value-type="string">
            <text:p>建設費</text:p>
          </table:table-cell>
          <table:table-cell office:value-type="float" office:value="205105468">
            <text:p>205,105,468</text:p>
          </table:table-cell>
          <table:table-cell table:formula="of:=[.G14]/[.$G$22]" office:value-type="percentage" office:value="0.0786006040400004">
            <text:p>7.86%</text:p>
          </table:table-cell>
          <table:table-cell/>
          <table:table-cell office:value-type="string">
            <text:p>国庫支出金</text:p>
          </table:table-cell>
          <table:table-cell office:value-type="float" office:value="326760822">
            <text:p>326,760,822</text:p>
          </table:table-cell>
          <table:table-cell office:value-type="string">
            <text:p>建設費</text:p>
          </table:table-cell>
          <table:table-cell office:value-type="float" office:value="205105468">
            <text:p>205,105,468</text:p>
          </table:table-cell>
        </table:table-row>
        <table:table-row table:style-name="ro1">
          <table:table-cell/>
          <table:table-cell office:value-type="string">
            <text:p>繰入金</text:p>
          </table:table-cell>
          <table:table-cell office:value-type="float" office:value="11825983">
            <text:p>11,825,983</text:p>
          </table:table-cell>
          <table:table-cell table:formula="of:=[.C15]/[.$C$22]" office:value-type="percentage" office:value="0.00453126360894526">
            <text:p>0.45%</text:p>
          </table:table-cell>
          <table:table-cell table:formula="of:=SUM([.$D$6:.D15])" office:value-type="percentage" office:value="0.994551348454185">
            <text:p>99.46%</text:p>
          </table:table-cell>
          <table:table-cell office:value-type="string">
            <text:p>警察費</text:p>
          </table:table-cell>
          <table:table-cell office:value-type="float" office:value="124697426">
            <text:p>124,697,426</text:p>
          </table:table-cell>
          <table:table-cell table:formula="of:=[.G15]/[.$G$22]" office:value-type="percentage" office:value="0.0477866002374605">
            <text:p>4.78%</text:p>
          </table:table-cell>
          <table:table-cell/>
          <table:table-cell office:value-type="string">
            <text:p>財産収入</text:p>
          </table:table-cell>
          <table:table-cell office:value-type="float" office:value="10570260">
            <text:p>10,570,260</text:p>
          </table:table-cell>
          <table:table-cell office:value-type="string">
            <text:p>警察費</text:p>
          </table:table-cell>
          <table:table-cell office:value-type="float" office:value="124697426">
            <text:p>124,697,426</text:p>
          </table:table-cell>
        </table:table-row>
        <table:table-row table:style-name="ro1">
          <table:table-cell/>
          <table:table-cell office:value-type="string">
            <text:p>財産収入</text:p>
          </table:table-cell>
          <table:table-cell office:value-type="float" office:value="10570260">
            <text:p>10,570,260</text:p>
          </table:table-cell>
          <table:table-cell table:formula="of:=[.C16]/[.$C$22]" office:value-type="percentage" office:value="0.00405011866456173">
            <text:p>0.41%</text:p>
          </table:table-cell>
          <table:table-cell table:formula="of:=SUM([.$D$6:.D16])" office:value-type="percentage" office:value="0.998601467118747">
            <text:p>99.86%</text:p>
          </table:table-cell>
          <table:table-cell office:value-type="string">
            <text:p>教育費</text:p>
          </table:table-cell>
          <table:table-cell office:value-type="float" office:value="394268161">
            <text:p>394,268,161</text:p>
          </table:table-cell>
          <table:table-cell table:formula="of:=[.G16]/[.$G$22]" office:value-type="percentage" office:value="0.151091611113655">
            <text:p>15.11%</text:p>
          </table:table-cell>
          <table:table-cell/>
          <table:table-cell office:value-type="string">
            <text:p>寄附金</text:p>
          </table:table-cell>
          <table:table-cell office:value-type="float" office:value="9981">
            <text:p>9,981</text:p>
          </table:table-cell>
          <table:table-cell office:value-type="string">
            <text:p>教育費</text:p>
          </table:table-cell>
          <table:table-cell office:value-type="float" office:value="394268161">
            <text:p>394,268,161</text:p>
          </table:table-cell>
        </table:table-row>
        <table:table-row table:style-name="ro1">
          <table:table-cell/>
          <table:table-cell office:value-type="string">
            <text:p>地方特例交付金</text:p>
          </table:table-cell>
          <table:table-cell office:value-type="float" office:value="2273000">
            <text:p>2,273,000</text:p>
          </table:table-cell>
          <table:table-cell table:formula="of:=[.C17]/[.$C$22]" office:value-type="percentage" office:value="0.000870926516902025">
            <text:p>0.09%</text:p>
          </table:table-cell>
          <table:table-cell table:formula="of:=SUM([.$D$6:.D17])" office:value-type="percentage" office:value="0.999472393635649">
            <text:p>99.95%</text:p>
          </table:table-cell>
          <table:table-cell office:value-type="string">
            <text:p>災害復旧費</text:p>
          </table:table-cell>
          <table:table-cell office:value-type="float" office:value="22951240">
            <text:p>22,951,240</text:p>
          </table:table-cell>
          <table:table-cell table:formula="of:=[.G17]/[.$G$22]" office:value-type="percentage" office:value="0.0087953838825351">
            <text:p>0.88%</text:p>
          </table:table-cell>
          <table:table-cell/>
          <table:table-cell office:value-type="string">
            <text:p>繰入金</text:p>
          </table:table-cell>
          <table:table-cell office:value-type="float" office:value="11825983">
            <text:p>11,825,983</text:p>
          </table:table-cell>
          <table:table-cell office:value-type="string">
            <text:p>災害復旧費</text:p>
          </table:table-cell>
          <table:table-cell office:value-type="float" office:value="22951240">
            <text:p>22,951,240</text:p>
          </table:table-cell>
        </table:table-row>
        <table:table-row table:style-name="ro1">
          <table:table-cell/>
          <table:table-cell office:value-type="string">
            <text:p>交通安全対策特別交付金</text:p>
          </table:table-cell>
          <table:table-cell office:value-type="float" office:value="1167000">
            <text:p>1,167,000</text:p>
          </table:table-cell>
          <table:table-cell table:formula="of:=[.C18]/[.$C$22]" office:value-type="percentage" office:value="0.00044714968993606">
            <text:p>0.04%</text:p>
          </table:table-cell>
          <table:table-cell table:formula="of:=SUM([.$D$6:.D18])" office:value-type="percentage" office:value="0.999919543325585">
            <text:p>99.99%</text:p>
          </table:table-cell>
          <table:table-cell office:value-type="string">
            <text:p>公債費</text:p>
          </table:table-cell>
          <table:table-cell office:value-type="float" office:value="775626190">
            <text:p>775,626,190</text:p>
          </table:table-cell>
          <table:table-cell table:formula="of:=[.G18]/[.$G$22]" office:value-type="percentage" office:value="0.297235795991768">
            <text:p>29.72%</text:p>
          </table:table-cell>
          <table:table-cell/>
          <table:table-cell office:value-type="string">
            <text:p>諸収入</text:p>
          </table:table-cell>
          <table:table-cell office:value-type="float" office:value="144041284">
            <text:p>144,041,284</text:p>
          </table:table-cell>
          <table:table-cell office:value-type="string">
            <text:p>公債費</text:p>
          </table:table-cell>
          <table:table-cell office:value-type="float" office:value="775626190">
            <text:p>775,626,190</text:p>
          </table:table-cell>
        </table:table-row>
        <table:table-row table:style-name="ro1">
          <table:table-cell/>
          <table:table-cell office:value-type="string">
            <text:p>予備費</text:p>
          </table:table-cell>
          <table:table-cell office:value-type="float" office:value="200000">
            <text:p>200,000</text:p>
          </table:table-cell>
          <table:table-cell table:formula="of:=[.C19]/[.$C$22]" office:value-type="percentage" office:value="0.0000766323376068654">
            <text:p>0.01%</text:p>
          </table:table-cell>
          <table:table-cell table:formula="of:=SUM([.$D$6:.D19])" office:value-type="percentage" office:value="0.999996175663192">
            <text:p>100.00%</text:p>
          </table:table-cell>
          <table:table-cell office:value-type="string">
            <text:p>諸支出金</text:p>
          </table:table-cell>
          <table:table-cell office:value-type="float" office:value="173366846">
            <text:p>173,366,846</text:p>
          </table:table-cell>
          <table:table-cell table:formula="of:=[.G19]/[.$G$22]" office:value-type="percentage" office:value="0.0664377159174993">
            <text:p>6.64%</text:p>
          </table:table-cell>
          <table:table-cell/>
          <table:table-cell office:value-type="string">
            <text:p>道債</text:p>
          </table:table-cell>
          <table:table-cell office:value-type="float" office:value="638898300">
            <text:p>638,898,300</text:p>
          </table:table-cell>
          <table:table-cell office:value-type="string">
            <text:p>諸支出金</text:p>
          </table:table-cell>
          <table:table-cell office:value-type="float" office:value="173366846">
            <text:p>173,366,846</text:p>
          </table:table-cell>
        </table:table-row>
        <table:table-row table:style-name="ro1">
          <table:table-cell/>
          <table:table-cell office:value-type="string">
            <text:p>寄附金</text:p>
          </table:table-cell>
          <table:table-cell office:value-type="float" office:value="9981">
            <text:p>9,981</text:p>
          </table:table-cell>
          <table:table-cell table:formula="of:=[.C20]/[.$C$22]" office:value-type="percentage" office:value="0.00000382433680827062">
            <text:p>0.00%</text:p>
          </table:table-cell>
          <table:table-cell table:number-columns-repeated="3"/>
          <table:table-cell table:style-name="Default"/>
          <table:table-cell/>
          <table:table-cell office:value-type="string">
            <text:p>予備費</text:p>
          </table:table-cell>
          <table:table-cell office:value-type="float" office:value="200000">
            <text:p>200,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計</text:p>
          </table:table-cell>
          <table:table-cell office:value-type="float" office:value="2609664272">
            <text:p>2,609,664,272</text:p>
          </table:table-cell>
          <table:table-cell table:style-name="ce40"/>
          <table:table-cell table:style-name="ce42"/>
          <table:table-cell table:style-name="ce1" office:value-type="string">
            <text:p>計</text:p>
          </table:table-cell>
          <table:table-cell office:value-type="float" office:value="2609664272">
            <text:p>2,609,664,272</text:p>
          </table:table-cell>
          <table:table-cell table:style-name="Default"/>
          <table:table-cell/>
          <table:table-cell office:value-type="string">
            <text:p>計</text:p>
          </table:table-cell>
          <table:table-cell office:value-type="float" office:value="2609664272">
            <text:p>2,609,664,272</text:p>
          </table:table-cell>
          <table:table-cell office:value-type="string">
            <text:p>計</text:p>
          </table:table-cell>
          <table:table-cell office:value-type="float" office:value="2609664272">
            <text:p>2,609,664,272</text:p>
          </table:table-cell>
        </table:table-row>
        <table:table-row table:style-name="ro1">
          <table:table-cell/>
          <table:table-cell table:style-name="Default"/>
          <table:table-cell table:style-name="ce2" table:formula="of:=SUM([.C6:.C20])" office:value-type="float" office:value="2609864272">
            <text:p>2,609,864,272</text:p>
          </table:table-cell>
          <table:table-cell table:style-name="Default" table:number-columns-repeated="3"/>
          <table:table-cell table:style-name="ce2" table:formula="of:=SUM([.G6:.G20])" office:value-type="float" office:value="2609464272">
            <text:p>2,609,464,272</text:p>
          </table:table-cell>
          <table:table-cell table:style-name="Default"/>
          <table:table-cell/>
          <table:table-cell table:style-name="Default" table:number-columns-repeated="4"/>
        </table:table-row>
      </table:table>
      <table:database-ranges>
        <table:database-range table:target-range-address="'6'.B6:'6'.D20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P0" style:volatile="true">
      <number:number number:decimal-places="2" number:min-integer-digits="1"/>
      <number:text>%</number:text>
    </number:percentage-style>
    <number:percentage-style style:name="N109">
      <style:text-properties fo:color="#ff0000"/>
      <number:text>-</number:text>
      <number:number number:decimal-places="2" number:min-integer-digits="1"/>
      <number:text>%</number:text>
      <style:map style:condition="value()&gt;=0" style:apply-style-name="N109P0"/>
    </number:percentage-style>
    <number:number-style style:name="N110P0" style:volatile="true">
      <number:number number:decimal-places="2" number:min-integer-digits="0" number:grouping="true"/>
    </number:number-style>
    <number:number-style style:name="N110">
      <style:text-properties fo:color="#ff0000"/>
      <number:text>-</number:text>
      <number:number number:decimal-places="2" number:min-integer-digits="0" number:grouping="true"/>
      <style:map style:condition="value()&gt;=0" style:apply-style-name="N110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8">2019/10/18</text:date>, <text:time>18:09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11T16:23:09.46</meta:creation-date>
    <dc:date>2019-10-18T18:09:31.49</dc:date>
    <dc:creator>iwabuchi ken</dc:creator>
    <meta:editing-duration>PT3H34M16S</meta:editing-duration>
    <meta:editing-cycles>25</meta:editing-cycles>
    <meta:generator>OpenOffice/4.1.3$Win32 OpenOffice.org_project/413m1$Build-9783</meta:generator>
    <meta:document-statistic meta:table-count="8" meta:cell-count="851" meta:object-count="0"/>
  </office:meta>
</office:document-meta>
</file>